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0.9839in"/>
    </style:style>
    <style:style style:name="co1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yfiltered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0-10-21T13:11:43.89908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900187" calcext:value-type="float">
            <text:p>1603285900187</text:p>
          </table:table-cell>
          <table:table-cell office:value-type="float" office:value="1603285903788" calcext:value-type="float">
            <text:p>160328590378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cqundyv</text:p>
          </table:table-cell>
        </table:table-row>
        <table:table-row table:style-name="ro1">
          <table:table-cell office:value-type="string" calcext:value-type="string">
            <text:p>2020-10-21T13:11:44.11737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900187" calcext:value-type="float">
            <text:p>1603285900187</text:p>
          </table:table-cell>
          <table:table-cell office:value-type="float" office:value="1603285904008" calcext:value-type="float">
            <text:p>160328590400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cqundyv</text:p>
          </table:table-cell>
        </table:table-row>
        <table:table-row table:style-name="ro1">
          <table:table-cell office:value-type="string" calcext:value-type="string">
            <text:p>2020-10-21T13:11:45.22582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5905115" calcext:value-type="float">
            <text:p>160328590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qundyv</text:p>
          </table:table-cell>
        </table:table-row>
        <table:table-row table:style-name="ro1">
          <table:table-cell office:value-type="string" calcext:value-type="string">
            <text:p>2020-10-21T13:12:04.16167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6.28618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153" calcext:value-type="float">
            <text:p>160328592615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6.57508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439" calcext:value-type="float">
            <text:p>160328592643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6.86165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727" calcext:value-type="float">
            <text:p>160328592672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7.15225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017" calcext:value-type="float">
            <text:p>160328592701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7.45798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317" calcext:value-type="float">
            <text:p>160328592731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7.75271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602" calcext:value-type="float">
            <text:p>160328592760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8.04114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905" calcext:value-type="float">
            <text:p>160328592790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8.32813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190" calcext:value-type="float">
            <text:p>160328592819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8.61630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480" calcext:value-type="float">
            <text:p>160328592848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8.89895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765" calcext:value-type="float">
            <text:p>160328592876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9.18216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048" calcext:value-type="float">
            <text:p>160328592904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9.47836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339" calcext:value-type="float">
            <text:p>160328592933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09.78567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644" calcext:value-type="float">
            <text:p>160328592964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10.69301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5930558" calcext:value-type="float">
            <text:p>160328593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12.96876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932698" calcext:value-type="float">
            <text:p>1603285932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gwfkchrs</text:p>
          </table:table-cell>
        </table:table-row>
        <table:table-row table:style-name="ro1">
          <table:table-cell office:value-type="string" calcext:value-type="string">
            <text:p>2020-10-21T13:12:21.80314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1677" calcext:value-type="float">
            <text:p>160328594167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2:22.71425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2689" calcext:value-type="float">
            <text:p>160328594268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2:23.78130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3744" calcext:value-type="float">
            <text:p>1603285943744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2:24.58803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563" calcext:value-type="float">
            <text:p>160328594456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2:24.77418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747" calcext:value-type="float">
            <text:p>160328594474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2:24.93681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916" calcext:value-type="float">
            <text:p>160328594491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2:27.66015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7626" calcext:value-type="float">
            <text:p>160328594762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2:28.95361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5948930" calcext:value-type="float">
            <text:p>1603285948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zmkig</text:p>
          </table:table-cell>
        </table:table-row>
        <table:table-row table:style-name="ro1">
          <table:table-cell office:value-type="string" calcext:value-type="string">
            <text:p>2020-10-21T13:13:35.41837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37.10567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6988" calcext:value-type="float">
            <text:p>160328601698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38.54595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8432" calcext:value-type="float">
            <text:p>160328601843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40.10879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9996" calcext:value-type="float">
            <text:p>160328601999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40.33156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0226" calcext:value-type="float">
            <text:p>160328602022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40.55250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0445" calcext:value-type="float">
            <text:p>1603286020445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42.40627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2291" calcext:value-type="float">
            <text:p>160328602229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42.62790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2519" calcext:value-type="float">
            <text:p>160328602251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51.42182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031310" calcext:value-type="float">
            <text:p>1603286031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3:54.57081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34448" calcext:value-type="float">
            <text:p>1603286034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hmuvqog</text:p>
          </table:table-cell>
        </table:table-row>
        <table:table-row table:style-name="ro1">
          <table:table-cell office:value-type="string" calcext:value-type="string">
            <text:p>2020-10-21T13:14:00.05478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1.55694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516" calcext:value-type="float">
            <text:p>160328604151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1.67145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tkbtat</text:p>
          </table:table-cell>
        </table:table-row>
        <table:table-row table:style-name="ro1">
          <table:table-cell office:value-type="string" calcext:value-type="string">
            <text:p>2020-10-21T13:14:01.73550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700" calcext:value-type="float">
            <text:p>160328604170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1.91375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879" calcext:value-type="float">
            <text:p>160328604187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2.07273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040" calcext:value-type="float">
            <text:p>160328604204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2.23920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201" calcext:value-type="float">
            <text:p>160328604220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2.38416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338" calcext:value-type="float">
            <text:p>160328604233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2.51507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476" calcext:value-type="float">
            <text:p>160328604247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2.65496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612" calcext:value-type="float">
            <text:p>160328604261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2.78578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750" calcext:value-type="float">
            <text:p>160328604275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3.05425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3017" calcext:value-type="float">
            <text:p>160328604301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3.58399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3473" calcext:value-type="float">
            <text:p>160328604347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</table:table-row>
        <table:table-row table:style-name="ro1">
          <table:table-cell office:value-type="string" calcext:value-type="string">
            <text:p>2020-10-21T13:14:04.07374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3951" calcext:value-type="float">
            <text:p>160328604395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</table:table-row>
        <table:table-row table:style-name="ro1">
          <table:table-cell office:value-type="string" calcext:value-type="string">
            <text:p>2020-10-21T13:14:04.29721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184" calcext:value-type="float">
            <text:p>160328604418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</table:table-row>
        <table:table-row table:style-name="ro1">
          <table:table-cell office:value-type="string" calcext:value-type="string">
            <text:p>2020-10-21T13:14:04.53313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403" calcext:value-type="float">
            <text:p>160328604440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</table:table-row>
        <table:table-row table:style-name="ro1">
          <table:table-cell office:value-type="string" calcext:value-type="string">
            <text:p>2020-10-21T13:14:04.74743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636" calcext:value-type="float">
            <text:p>160328604463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</table:table-row>
        <table:table-row table:style-name="ro1">
          <table:table-cell office:value-type="string" calcext:value-type="string">
            <text:p>2020-10-21T13:14:04.77648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044734" calcext:value-type="float">
            <text:p>1603286044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gxcrhaqk</text:p>
          </table:table-cell>
        </table:table-row>
        <table:table-row table:style-name="ro1">
          <table:table-cell office:value-type="string" calcext:value-type="string">
            <text:p>2020-10-21T13:14:06.07392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045961" calcext:value-type="float">
            <text:p>1603286045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tkbtat</text:p>
          </table:table-cell>
        </table:table-row>
        <table:table-row table:style-name="ro1">
          <table:table-cell office:value-type="string" calcext:value-type="string">
            <text:p>2020-10-21T13:14:16.75855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040243" calcext:value-type="float">
            <text:p>160328604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mccome</text:p>
          </table:table-cell>
        </table:table-row>
        <table:table-row table:style-name="ro1">
          <table:table-cell office:value-type="string" calcext:value-type="string">
            <text:p>2020-10-21T13:15:14.61915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23.27259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3162" calcext:value-type="float">
            <text:p>160328612316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23.64446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3534" calcext:value-type="float">
            <text:p>160328612353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24.57225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3532" calcext:value-type="float">
            <text:p>160328612353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</table:table-row>
        <table:table-row table:style-name="ro1">
          <table:table-cell office:value-type="string" calcext:value-type="string">
            <text:p>2020-10-21T13:15:24.80409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4619" calcext:value-type="float">
            <text:p>160328612461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hdavccaxvp</text:p>
          </table:table-cell>
        </table:table-row>
        <table:table-row table:style-name="ro1">
          <table:table-cell office:value-type="string" calcext:value-type="string">
            <text:p>2020-10-21T13:15:25.10813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4920" calcext:value-type="float">
            <text:p>160328612492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hdavccaxvp</text:p>
          </table:table-cell>
        </table:table-row>
        <table:table-row table:style-name="ro1">
          <table:table-cell office:value-type="string" calcext:value-type="string">
            <text:p>2020-10-21T13:15:25.26828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5158" calcext:value-type="float">
            <text:p>160328612515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25.68053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5571" calcext:value-type="float">
            <text:p>160328612557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25.87601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5679" calcext:value-type="float">
            <text:p>160328612567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davccaxvp</text:p>
          </table:table-cell>
        </table:table-row>
        <table:table-row table:style-name="ro1">
          <table:table-cell office:value-type="string" calcext:value-type="string">
            <text:p>2020-10-21T13:15:26.68852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6579" calcext:value-type="float">
            <text:p>160328612657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26.80028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6615" calcext:value-type="float">
            <text:p>160328612661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</table:table-row>
        <table:table-row table:style-name="ro1">
          <table:table-cell office:value-type="string" calcext:value-type="string">
            <text:p>2020-10-21T13:15:27.17969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6997" calcext:value-type="float">
            <text:p>160328612699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</table:table-row>
        <table:table-row table:style-name="ro1">
          <table:table-cell office:value-type="string" calcext:value-type="string">
            <text:p>2020-10-21T13:15:27.71270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7602" calcext:value-type="float">
            <text:p>160328612760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28.93940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128743" calcext:value-type="float">
            <text:p>160328612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davccaxvp</text:p>
          </table:table-cell>
        </table:table-row>
        <table:table-row table:style-name="ro1">
          <table:table-cell office:value-type="string" calcext:value-type="string">
            <text:p>2020-10-21T13:15:29.53912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129406" calcext:value-type="float">
            <text:p>160328612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5:31.40171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131285" calcext:value-type="float">
            <text:p>1603286131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vtanvng</text:p>
          </table:table-cell>
        </table:table-row>
        <table:table-row table:style-name="ro1">
          <table:table-cell office:value-type="string" calcext:value-type="string">
            <text:p>2020-10-21T13:19:13.36102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00.57357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4521" calcext:value-type="float">
            <text:p>160328637452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01.78441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5701" calcext:value-type="float">
            <text:p>160328637570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02.69201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6640" calcext:value-type="float">
            <text:p>160328637664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03.77316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7719" calcext:value-type="float">
            <text:p>160328637771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05.03750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8984" calcext:value-type="float">
            <text:p>160328637898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08.57912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82521" calcext:value-type="float">
            <text:p>160328638252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11.28165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385226" calcext:value-type="float">
            <text:p>160328638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14.34309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17.46632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office:value-type="float" office:value="1603286391375" calcext:value-type="float">
            <text:p>160328639137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20.37425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office:value-type="float" office:value="1603286394315" calcext:value-type="float">
            <text:p>160328639431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0:23.18272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397126" calcext:value-type="float">
            <text:p>160328639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</table:table-row>
        <table:table-row table:style-name="ro1">
          <table:table-cell office:value-type="string" calcext:value-type="string">
            <text:p>2020-10-21T13:27:09.26819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7:30.07676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2.69538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2415" calcext:value-type="float">
            <text:p>160328685241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4.09585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3818" calcext:value-type="float">
            <text:p>160328685381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4.33928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4064" calcext:value-type="float">
            <text:p>160328685406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5.50223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5205" calcext:value-type="float">
            <text:p>1603286855205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5.71945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5446" calcext:value-type="float">
            <text:p>160328685544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7.37720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111" calcext:value-type="float">
            <text:p>160328685711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7.61586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345" calcext:value-type="float">
            <text:p>160328685734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37.87652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598" calcext:value-type="float">
            <text:p>160328685759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7:40.76116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860426" calcext:value-type="float">
            <text:p>1603286860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napflm</text:p>
          </table:table-cell>
        </table:table-row>
        <table:table-row table:style-name="ro1">
          <table:table-cell office:value-type="string" calcext:value-type="string">
            <text:p>2020-10-21T13:29:17.02731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5820" calcext:value-type="float">
            <text:p>160328695582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9:17.33440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178" calcext:value-type="float">
            <text:p>160328695717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9:17.62408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472" calcext:value-type="float">
            <text:p>160328695747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9:17.93310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770" calcext:value-type="float">
            <text:p>160328695777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9:18.22534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071" calcext:value-type="float">
            <text:p>160328695807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9:18.53362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369" calcext:value-type="float">
            <text:p>160328695836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9:18.89814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744" calcext:value-type="float">
            <text:p>160328695874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13:29:21.81742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286961648" calcext:value-type="float">
            <text:p>160328696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jcij</text:p>
          </table:table-cell>
        </table:table-row>
        <table:table-row table:style-name="ro1">
          <table:table-cell office:value-type="string" calcext:value-type="string">
            <text:p>2020-10-21T21:22:17.90333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22:19.48672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39464" calcext:value-type="float">
            <text:p>160331533946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22:19.91667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39892" calcext:value-type="float">
            <text:p>160331533989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22:21.37764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1356" calcext:value-type="float">
            <text:p>160331534135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22:21.91194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1882" calcext:value-type="float">
            <text:p>160331534188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22:22.94533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2915" calcext:value-type="float">
            <text:p>160331534291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22:24.20978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4182" calcext:value-type="float">
            <text:p>160331534418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22:25.46846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5434" calcext:value-type="float">
            <text:p>160331534543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35:39.34796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41.48971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1472" calcext:value-type="float">
            <text:p>160331614147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43.83307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3812" calcext:value-type="float">
            <text:p>160331614381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47.76261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7740" calcext:value-type="float">
            <text:p>160331614774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48.99757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8978" calcext:value-type="float">
            <text:p>160331614897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49.83104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9811" calcext:value-type="float">
            <text:p>160331614981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50.56254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50541" calcext:value-type="float">
            <text:p>160331615054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50.91668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50899" calcext:value-type="float">
            <text:p>160331615089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55.22405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155201" calcext:value-type="float">
            <text:p>1603316155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5:57.93079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157910" calcext:value-type="float">
            <text:p>1603316157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kuqjqorg</text:p>
          </table:table-cell>
        </table:table-row>
        <table:table-row table:style-name="ro1">
          <table:table-cell office:value-type="string" calcext:value-type="string">
            <text:p>2020-10-21T21:37:35.74608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36.84085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7166" calcext:value-type="float">
            <text:p>160331625716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37.51879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7846" calcext:value-type="float">
            <text:p>160331625784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38.04442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8377" calcext:value-type="float">
            <text:p>160331625837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38.99114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9310" calcext:value-type="float">
            <text:p>160331625931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1.98140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313" calcext:value-type="float">
            <text:p>160331626231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2.11954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447" calcext:value-type="float">
            <text:p>160331626244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2.26928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596" calcext:value-type="float">
            <text:p>160331626259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2.40704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729" calcext:value-type="float">
            <text:p>160331626272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2.49165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821" calcext:value-type="float">
            <text:p>160331626282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3.02538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359" calcext:value-type="float">
            <text:p>160331626335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3.17144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505" calcext:value-type="float">
            <text:p>160331626350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3.32287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650" calcext:value-type="float">
            <text:p>160331626365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3.45854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790" calcext:value-type="float">
            <text:p>160331626379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3.60553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939" calcext:value-type="float">
            <text:p>160331626393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3.74550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4069" calcext:value-type="float">
            <text:p>160331626406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43.86710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4200" calcext:value-type="float">
            <text:p>160331626420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</table:table-row>
        <table:table-row table:style-name="ro1">
          <table:table-cell office:value-type="string" calcext:value-type="string">
            <text:p>2020-10-21T21:37:58.65747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01.93445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1923" calcext:value-type="float">
            <text:p>160331628192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03.59985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3572" calcext:value-type="float">
            <text:p>160331628357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05.81542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5777" calcext:value-type="float">
            <text:p>160331628577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07.12528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7110" calcext:value-type="float">
            <text:p>160331628711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09.47975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9470" calcext:value-type="float">
            <text:p>160331628947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10.50646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0493" calcext:value-type="float">
            <text:p>1603316290493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11.33521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1320" calcext:value-type="float">
            <text:p>160331629132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12.13215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2109" calcext:value-type="float">
            <text:p>160331629210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14.90259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294882" calcext:value-type="float">
            <text:p>1603316294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xoojjja</text:p>
          </table:table-cell>
        </table:table-row>
        <table:table-row table:style-name="ro1">
          <table:table-cell office:value-type="string" calcext:value-type="string">
            <text:p>2020-10-21T21:38:25.08108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45.88373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5273" calcext:value-type="float">
            <text:p>160331632527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47.22696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6108" calcext:value-type="float">
            <text:p>160331632610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48.36675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49.00871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8391" calcext:value-type="float">
            <text:p>160331632839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49.46870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8853" calcext:value-type="float">
            <text:p>160331632885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50.92483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0311" calcext:value-type="float">
            <text:p>160331633031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51.39406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155" calcext:value-type="float">
            <text:p>160331633115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1.57617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337" calcext:value-type="float">
            <text:p>160331633133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1.72622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486" calcext:value-type="float">
            <text:p>160331633148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2.13179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1520" calcext:value-type="float">
            <text:p>160331633152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52.17664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939" calcext:value-type="float">
            <text:p>160331633193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2.31679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078" calcext:value-type="float">
            <text:p>160331633207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2.63841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400" calcext:value-type="float">
            <text:p>160331633240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2.77726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539" calcext:value-type="float">
            <text:p>160331633253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3.11948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2503" calcext:value-type="float">
            <text:p>1603316332503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53.59327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333350" calcext:value-type="float">
            <text:p>160331633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3.82100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3204" calcext:value-type="float">
            <text:p>1603316333204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54.38274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334141" calcext:value-type="float">
            <text:p>1603316334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xieozgzh</text:p>
          </table:table-cell>
        </table:table-row>
        <table:table-row table:style-name="ro1">
          <table:table-cell office:value-type="string" calcext:value-type="string">
            <text:p>2020-10-21T21:38:54.49380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3881" calcext:value-type="float">
            <text:p>160331633388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8:56.71566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336107" calcext:value-type="float">
            <text:p>1603316336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ewdynizp</text:p>
          </table:table-cell>
        </table:table-row>
        <table:table-row table:style-name="ro1">
          <table:table-cell office:value-type="string" calcext:value-type="string">
            <text:p>2020-10-21T21:39:07.12916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8.70563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297" calcext:value-type="float">
            <text:p>160331634929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8.86433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465" calcext:value-type="float">
            <text:p>160331634946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9.04639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639" calcext:value-type="float">
            <text:p>160331634963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9.20340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800" calcext:value-type="float">
            <text:p>160331634980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9.38440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983" calcext:value-type="float">
            <text:p>160331634998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9.60212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136" calcext:value-type="float">
            <text:p>160331635013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9.71860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313" calcext:value-type="float">
            <text:p>160331635031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09.88718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487" calcext:value-type="float">
            <text:p>160331635048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10.06233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664" calcext:value-type="float">
            <text:p>160331635066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10.23786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838" calcext:value-type="float">
            <text:p>160331635083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10.43407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1021" calcext:value-type="float">
            <text:p>160331635102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10.63787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1236" calcext:value-type="float">
            <text:p>160331635123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11.57718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2172" calcext:value-type="float">
            <text:p>160331635217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</table:table-row>
        <table:table-row table:style-name="ro1">
          <table:table-cell office:value-type="string" calcext:value-type="string">
            <text:p>2020-10-21T21:39:57.29493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39:58.91150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8838" calcext:value-type="float">
            <text:p>160331639883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39:59.05995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8991" calcext:value-type="float">
            <text:p>160331639899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39:59.22659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137" calcext:value-type="float">
            <text:p>160331639913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39:59.37469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290" calcext:value-type="float">
            <text:p>160331639929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39:59.52544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437" calcext:value-type="float">
            <text:p>160331639943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39:59.65440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582" calcext:value-type="float">
            <text:p>160331639958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40:00.84257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400771" calcext:value-type="float">
            <text:p>160331640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soqiiyzr</text:p>
          </table:table-cell>
        </table:table-row>
        <table:table-row table:style-name="ro1">
          <table:table-cell office:value-type="string" calcext:value-type="string">
            <text:p>2020-10-21T21:40:06.50252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6406272" calcext:value-type="float">
            <text:p>160331640627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40:07.25472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6407045" calcext:value-type="float">
            <text:p>160331640704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40:10.62060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410591" calcext:value-type="float">
            <text:p>1603316410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40:12.79556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412770" calcext:value-type="float">
            <text:p>1603316412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40:13.96658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412770" calcext:value-type="float">
            <text:p>1603316412770</text:p>
          </table:table-cell>
          <table:table-cell office:value-type="float" office:value="1603316413925" calcext:value-type="float">
            <text:p>160331641392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40:15.36118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415332" calcext:value-type="float">
            <text:p>1603316415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</table:table-row>
        <table:table-row table:style-name="ro1">
          <table:table-cell office:value-type="string" calcext:value-type="string">
            <text:p>2020-10-21T21:42:31.36726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2.30617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180" calcext:value-type="float">
            <text:p>160331655218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2.50772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449" calcext:value-type="float">
            <text:p>160331655244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2.71439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650" calcext:value-type="float">
            <text:p>160331655265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2.86822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809" calcext:value-type="float">
            <text:p>160331655280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3.06411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993" calcext:value-type="float">
            <text:p>160331655299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3.23146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169" calcext:value-type="float">
            <text:p>160331655316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3.40685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345" calcext:value-type="float">
            <text:p>160331655334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3.58791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529" calcext:value-type="float">
            <text:p>160331655352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3.77321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705" calcext:value-type="float">
            <text:p>160331655370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3.94847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889" calcext:value-type="float">
            <text:p>160331655388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4.14300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4081" calcext:value-type="float">
            <text:p>160331655408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4.31519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4241" calcext:value-type="float">
            <text:p>160331655424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2:34.98848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554923" calcext:value-type="float">
            <text:p>160331655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uhayq</text:p>
          </table:table-cell>
        </table:table-row>
        <table:table-row table:style-name="ro1">
          <table:table-cell office:value-type="string" calcext:value-type="string">
            <text:p>2020-10-21T21:43:31.82954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pkohibzyv</text:p>
          </table:table-cell>
        </table:table-row>
        <table:table-row table:style-name="ro1">
          <table:table-cell office:value-type="string" calcext:value-type="string">
            <text:p>2020-10-21T21:43:33.00882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2970" calcext:value-type="float">
            <text:p>160331661297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</table:table-row>
        <table:table-row table:style-name="ro1">
          <table:table-cell office:value-type="string" calcext:value-type="string">
            <text:p>2020-10-21T21:43:33.17910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142" calcext:value-type="float">
            <text:p>160331661314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</table:table-row>
        <table:table-row table:style-name="ro1">
          <table:table-cell office:value-type="string" calcext:value-type="string">
            <text:p>2020-10-21T21:43:33.33280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297" calcext:value-type="float">
            <text:p>160331661329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</table:table-row>
        <table:table-row table:style-name="ro1">
          <table:table-cell office:value-type="string" calcext:value-type="string">
            <text:p>2020-10-21T21:43:33.49863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462" calcext:value-type="float">
            <text:p>160331661346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</table:table-row>
        <table:table-row table:style-name="ro1">
          <table:table-cell office:value-type="string" calcext:value-type="string">
            <text:p>2020-10-21T21:43:34.47389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4422" calcext:value-type="float">
            <text:p>160331661442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epkohibzyv</text:p>
          </table:table-cell>
        </table:table-row>
        <table:table-row table:style-name="ro1">
          <table:table-cell office:value-type="string" calcext:value-type="string">
            <text:p>2020-10-21T21:43:37.43702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0.26367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0202" calcext:value-type="float">
            <text:p>160331662020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0.66576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0613" calcext:value-type="float">
            <text:p>160331662061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1.11904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1057" calcext:value-type="float">
            <text:p>160331662105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2.08292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2024" calcext:value-type="float">
            <text:p>160331662202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2.47279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2420" calcext:value-type="float">
            <text:p>160331662242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5.31271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5239" calcext:value-type="float">
            <text:p>160331662523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5.68605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5629" calcext:value-type="float">
            <text:p>160331662562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7.02805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6969" calcext:value-type="float">
            <text:p>160331662696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8.08517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028" calcext:value-type="float">
            <text:p>160331662802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8.40609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352" calcext:value-type="float">
            <text:p>160331662835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48.81546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756" calcext:value-type="float">
            <text:p>160331662875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50.01930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629949" calcext:value-type="float">
            <text:p>160331662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knrfkhg</text:p>
          </table:table-cell>
        </table:table-row>
        <table:table-row table:style-name="ro1">
          <table:table-cell office:value-type="string" calcext:value-type="string">
            <text:p>2020-10-21T21:43:55.13196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3:56.78893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6687" calcext:value-type="float">
            <text:p>160331663668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3:56.94025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6929" calcext:value-type="float">
            <text:p>160331663692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3:57.83810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7830" calcext:value-type="float">
            <text:p>160331663783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3:58.04040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8032" calcext:value-type="float">
            <text:p>160331663803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3:58.26662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8258" calcext:value-type="float">
            <text:p>160331663825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3:59.31094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9304" calcext:value-type="float">
            <text:p>160331663930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4:00.42159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C</text:p>
          </table:table-cell>
          <table:table-cell office:value-type="float" office:value="1603316640413" calcext:value-type="float">
            <text:p>1603316640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1T21:44:02.068991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16642060" calcext:value-type="float">
            <text:p>1603316642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jtywdoj</text:p>
          </table:table-cell>
        </table:table-row>
        <table:table-row table:style-name="ro1">
          <table:table-cell office:value-type="string" calcext:value-type="string">
            <text:p>2020-10-22T16:16:46.719169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383406636" calcext:value-type="float">
            <text:p>160338340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2T21:54:23.90828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663818" calcext:value-type="float">
            <text:p>1603403663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06.92115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706818" calcext:value-type="float">
            <text:p>160340370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08.49911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708411" calcext:value-type="float">
            <text:p>160340370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09.03857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708954" calcext:value-type="float">
            <text:p>1603403708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09.67147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709587" calcext:value-type="float">
            <text:p>1603403709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10.15794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710070" calcext:value-type="float">
            <text:p>1603403710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10.53294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403710443" calcext:value-type="float">
            <text:p>160340371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10.84055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710750" calcext:value-type="float">
            <text:p>1603403710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11.39879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403711312" calcext:value-type="float">
            <text:p>160340371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11.74943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403711664" calcext:value-type="float">
            <text:p>160340371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2T21:55:12.18867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403712104" calcext:value-type="float">
            <text:p>1603403712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</table:table-row>
        <table:table-row table:style-name="ro1">
          <table:table-cell office:value-type="string" calcext:value-type="string">
            <text:p>2020-10-23T00:48:18.01197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414097888" calcext:value-type="float">
            <text:p>160341409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3T18:43:25.63686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478605608" calcext:value-type="float">
            <text:p>1603478605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0:08.714103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408681" calcext:value-type="float">
            <text:p>1603823408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1:22.39440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482363" calcext:value-type="float">
            <text:p>160382348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1:24.09503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823484055" calcext:value-type="float">
            <text:p>1603823484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1:27.05021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487025" calcext:value-type="float">
            <text:p>160382348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1:29.641848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823489607" calcext:value-type="float">
            <text:p>1603823489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02.36071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882330" calcext:value-type="float">
            <text:p>1603823882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22.005574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901981" calcext:value-type="float">
            <text:p>160382390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23.734980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903707" calcext:value-type="float">
            <text:p>1603823903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25.17531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905126" calcext:value-type="float">
            <text:p>1603823905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26.690465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906615" calcext:value-type="float">
            <text:p>160382390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28.008872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907953" calcext:value-type="float">
            <text:p>1603823907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31.827876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A</text:p>
          </table:table-cell>
          <table:table-cell office:value-type="float" office:value="1603823911777" calcext:value-type="float">
            <text:p>160382391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  <table:table-row table:style-name="ro1">
          <table:table-cell office:value-type="string" calcext:value-type="string">
            <text:p>2020-10-27T18:38:34.500157+00:00</text:p>
          </table:table-cell>
          <table:table-cell office:value-type="string" calcext:value-type="string">
            <text:p>app[web.1]:</text:p>
          </table:table-cell>
          <table:table-cell office:value-type="string" calcext:value-type="string">
            <text:p>AB_TESTING:</text:p>
          </table:table-cell>
          <table:table-cell office:value-type="string" calcext:value-type="string">
            <text:p>B</text:p>
          </table:table-cell>
          <table:table-cell office:value-type="float" office:value="1603823914467" calcext:value-type="float">
            <text:p>160382391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</table:table-row>
      </table:table>
      <table:table table:name="delete useless cols and filter 0s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9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age Load Time</text:p>
          </table:table-cell>
          <table:table-cell office:value-type="string" calcext:value-type="string">
            <text:p>Click Time</text:p>
          </table:table-cell>
          <table:table-cell office:value-type="string" calcext:value-type="string">
            <text:p>ID of Clicked Element</text:p>
          </table:table-cell>
          <table:table-cell office:value-type="string" calcext:value-type="string">
            <text:p>ID of Se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900187" calcext:value-type="float">
            <text:p>1603285900187</text:p>
          </table:table-cell>
          <table:table-cell office:value-type="float" office:value="1603285903788" calcext:value-type="float">
            <text:p>160328590378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cqund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900187" calcext:value-type="float">
            <text:p>1603285900187</text:p>
          </table:table-cell>
          <table:table-cell office:value-type="float" office:value="1603285904008" calcext:value-type="float">
            <text:p>160328590400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cqundyv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5905115" calcext:value-type="float">
            <text:p>160328590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qundyv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153" calcext:value-type="float">
            <text:p>160328592615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439" calcext:value-type="float">
            <text:p>160328592643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727" calcext:value-type="float">
            <text:p>160328592672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017" calcext:value-type="float">
            <text:p>160328592701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317" calcext:value-type="float">
            <text:p>160328592731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602" calcext:value-type="float">
            <text:p>160328592760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905" calcext:value-type="float">
            <text:p>160328592790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190" calcext:value-type="float">
            <text:p>160328592819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480" calcext:value-type="float">
            <text:p>160328592848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765" calcext:value-type="float">
            <text:p>160328592876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048" calcext:value-type="float">
            <text:p>160328592904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339" calcext:value-type="float">
            <text:p>160328592933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644" calcext:value-type="float">
            <text:p>160328592964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5930558" calcext:value-type="float">
            <text:p>160328593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5932698" calcext:value-type="float">
            <text:p>1603285932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gwfkch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1677" calcext:value-type="float">
            <text:p>160328594167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2689" calcext:value-type="float">
            <text:p>160328594268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3744" calcext:value-type="float">
            <text:p>1603285943744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563" calcext:value-type="float">
            <text:p>160328594456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747" calcext:value-type="float">
            <text:p>160328594474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916" calcext:value-type="float">
            <text:p>160328594491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7626" calcext:value-type="float">
            <text:p>160328594762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5948930" calcext:value-type="float">
            <text:p>1603285948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zmki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6988" calcext:value-type="float">
            <text:p>160328601698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8432" calcext:value-type="float">
            <text:p>160328601843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9996" calcext:value-type="float">
            <text:p>160328601999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0226" calcext:value-type="float">
            <text:p>160328602022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0445" calcext:value-type="float">
            <text:p>1603286020445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2291" calcext:value-type="float">
            <text:p>160328602229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2519" calcext:value-type="float">
            <text:p>160328602251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031310" calcext:value-type="float">
            <text:p>1603286031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034448" calcext:value-type="float">
            <text:p>1603286034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hmuvqo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516" calcext:value-type="float">
            <text:p>160328604151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tkb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700" calcext:value-type="float">
            <text:p>160328604170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879" calcext:value-type="float">
            <text:p>160328604187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040" calcext:value-type="float">
            <text:p>160328604204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201" calcext:value-type="float">
            <text:p>160328604220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338" calcext:value-type="float">
            <text:p>160328604233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476" calcext:value-type="float">
            <text:p>160328604247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612" calcext:value-type="float">
            <text:p>160328604261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750" calcext:value-type="float">
            <text:p>160328604275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3017" calcext:value-type="float">
            <text:p>160328604301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3473" calcext:value-type="float">
            <text:p>160328604347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3951" calcext:value-type="float">
            <text:p>160328604395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184" calcext:value-type="float">
            <text:p>160328604418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403" calcext:value-type="float">
            <text:p>160328604440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636" calcext:value-type="float">
            <text:p>160328604463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044734" calcext:value-type="float">
            <text:p>1603286044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gxcrhaq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045961" calcext:value-type="float">
            <text:p>1603286045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ktkbtat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040243" calcext:value-type="float">
            <text:p>160328604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mccom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3162" calcext:value-type="float">
            <text:p>160328612316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3534" calcext:value-type="float">
            <text:p>160328612353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3532" calcext:value-type="float">
            <text:p>160328612353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4619" calcext:value-type="float">
            <text:p>160328612461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hdavccax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4920" calcext:value-type="float">
            <text:p>160328612492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hdavccax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5158" calcext:value-type="float">
            <text:p>160328612515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5571" calcext:value-type="float">
            <text:p>160328612557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5679" calcext:value-type="float">
            <text:p>160328612567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davccax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6579" calcext:value-type="float">
            <text:p>160328612657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6615" calcext:value-type="float">
            <text:p>160328612661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6997" calcext:value-type="float">
            <text:p>160328612699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7602" calcext:value-type="float">
            <text:p>160328612760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128743" calcext:value-type="float">
            <text:p>160328612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davccaxvp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129406" calcext:value-type="float">
            <text:p>160328612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131285" calcext:value-type="float">
            <text:p>1603286131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vtanvn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4521" calcext:value-type="float">
            <text:p>160328637452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5701" calcext:value-type="float">
            <text:p>160328637570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6640" calcext:value-type="float">
            <text:p>160328637664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7719" calcext:value-type="float">
            <text:p>160328637771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8984" calcext:value-type="float">
            <text:p>160328637898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82521" calcext:value-type="float">
            <text:p>160328638252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385226" calcext:value-type="float">
            <text:p>160328638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office:value-type="float" office:value="1603286391375" calcext:value-type="float">
            <text:p>160328639137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office:value-type="float" office:value="1603286394315" calcext:value-type="float">
            <text:p>160328639431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397126" calcext:value-type="float">
            <text:p>160328639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zdpfhjum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2415" calcext:value-type="float">
            <text:p>160328685241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3818" calcext:value-type="float">
            <text:p>160328685381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4064" calcext:value-type="float">
            <text:p>160328685406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5205" calcext:value-type="float">
            <text:p>1603286855205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5446" calcext:value-type="float">
            <text:p>160328685544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111" calcext:value-type="float">
            <text:p>160328685711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345" calcext:value-type="float">
            <text:p>160328685734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598" calcext:value-type="float">
            <text:p>160328685759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860426" calcext:value-type="float">
            <text:p>1603286860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napf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5820" calcext:value-type="float">
            <text:p>160328695582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178" calcext:value-type="float">
            <text:p>160328695717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472" calcext:value-type="float">
            <text:p>160328695747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770" calcext:value-type="float">
            <text:p>160328695777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071" calcext:value-type="float">
            <text:p>160328695807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369" calcext:value-type="float">
            <text:p>160328695836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744" calcext:value-type="float">
            <text:p>160328695874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286961648" calcext:value-type="float">
            <text:p>160328696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jcij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39464" calcext:value-type="float">
            <text:p>160331533946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39892" calcext:value-type="float">
            <text:p>160331533989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1356" calcext:value-type="float">
            <text:p>160331534135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1882" calcext:value-type="float">
            <text:p>160331534188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2915" calcext:value-type="float">
            <text:p>160331534291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4182" calcext:value-type="float">
            <text:p>160331534418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5434" calcext:value-type="float">
            <text:p>160331534543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1472" calcext:value-type="float">
            <text:p>160331614147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3812" calcext:value-type="float">
            <text:p>160331614381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7740" calcext:value-type="float">
            <text:p>160331614774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8978" calcext:value-type="float">
            <text:p>160331614897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9811" calcext:value-type="float">
            <text:p>160331614981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50541" calcext:value-type="float">
            <text:p>160331615054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50899" calcext:value-type="float">
            <text:p>160331615089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155201" calcext:value-type="float">
            <text:p>1603316155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157910" calcext:value-type="float">
            <text:p>1603316157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kuqjqor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7166" calcext:value-type="float">
            <text:p>160331625716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7846" calcext:value-type="float">
            <text:p>160331625784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8377" calcext:value-type="float">
            <text:p>160331625837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9310" calcext:value-type="float">
            <text:p>160331625931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313" calcext:value-type="float">
            <text:p>160331626231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447" calcext:value-type="float">
            <text:p>160331626244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596" calcext:value-type="float">
            <text:p>160331626259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729" calcext:value-type="float">
            <text:p>160331626272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821" calcext:value-type="float">
            <text:p>160331626282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359" calcext:value-type="float">
            <text:p>160331626335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505" calcext:value-type="float">
            <text:p>160331626350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650" calcext:value-type="float">
            <text:p>160331626365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790" calcext:value-type="float">
            <text:p>160331626379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939" calcext:value-type="float">
            <text:p>160331626393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4069" calcext:value-type="float">
            <text:p>160331626406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4200" calcext:value-type="float">
            <text:p>160331626420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1923" calcext:value-type="float">
            <text:p>160331628192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3572" calcext:value-type="float">
            <text:p>160331628357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5777" calcext:value-type="float">
            <text:p>160331628577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7110" calcext:value-type="float">
            <text:p>160331628711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9470" calcext:value-type="float">
            <text:p>160331628947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0493" calcext:value-type="float">
            <text:p>1603316290493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1320" calcext:value-type="float">
            <text:p>160331629132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2109" calcext:value-type="float">
            <text:p>160331629210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294882" calcext:value-type="float">
            <text:p>1603316294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xoojjj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5273" calcext:value-type="float">
            <text:p>160331632527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6108" calcext:value-type="float">
            <text:p>160331632610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8391" calcext:value-type="float">
            <text:p>160331632839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8853" calcext:value-type="float">
            <text:p>160331632885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0311" calcext:value-type="float">
            <text:p>160331633031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155" calcext:value-type="float">
            <text:p>160331633115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337" calcext:value-type="float">
            <text:p>160331633133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486" calcext:value-type="float">
            <text:p>160331633148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1520" calcext:value-type="float">
            <text:p>160331633152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939" calcext:value-type="float">
            <text:p>160331633193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078" calcext:value-type="float">
            <text:p>160331633207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400" calcext:value-type="float">
            <text:p>160331633240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539" calcext:value-type="float">
            <text:p>160331633253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2503" calcext:value-type="float">
            <text:p>1603316332503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333350" calcext:value-type="float">
            <text:p>160331633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3204" calcext:value-type="float">
            <text:p>1603316333204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316334141" calcext:value-type="float">
            <text:p>1603316334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xieozgz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3881" calcext:value-type="float">
            <text:p>160331633388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336107" calcext:value-type="float">
            <text:p>1603316336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ewdynizp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297" calcext:value-type="float">
            <text:p>160331634929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465" calcext:value-type="float">
            <text:p>160331634946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639" calcext:value-type="float">
            <text:p>160331634963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800" calcext:value-type="float">
            <text:p>160331634980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983" calcext:value-type="float">
            <text:p>160331634998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136" calcext:value-type="float">
            <text:p>160331635013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313" calcext:value-type="float">
            <text:p>160331635031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487" calcext:value-type="float">
            <text:p>160331635048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664" calcext:value-type="float">
            <text:p>160331635066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838" calcext:value-type="float">
            <text:p>160331635083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1021" calcext:value-type="float">
            <text:p>160331635102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1236" calcext:value-type="float">
            <text:p>160331635123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2172" calcext:value-type="float">
            <text:p>160331635217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8838" calcext:value-type="float">
            <text:p>160331639883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8991" calcext:value-type="float">
            <text:p>160331639899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137" calcext:value-type="float">
            <text:p>160331639913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290" calcext:value-type="float">
            <text:p>160331639929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437" calcext:value-type="float">
            <text:p>160331639943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582" calcext:value-type="float">
            <text:p>160331639958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400771" calcext:value-type="float">
            <text:p>160331640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soqiiyz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6406272" calcext:value-type="float">
            <text:p>160331640627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6407045" calcext:value-type="float">
            <text:p>160331640704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410591" calcext:value-type="float">
            <text:p>1603316410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316412770" calcext:value-type="float">
            <text:p>1603316412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412770" calcext:value-type="float">
            <text:p>1603316412770</text:p>
          </table:table-cell>
          <table:table-cell office:value-type="float" office:value="1603316413925" calcext:value-type="float">
            <text:p>160331641392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415332" calcext:value-type="float">
            <text:p>1603316415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uoegna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180" calcext:value-type="float">
            <text:p>160331655218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449" calcext:value-type="float">
            <text:p>160331655244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650" calcext:value-type="float">
            <text:p>160331655265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809" calcext:value-type="float">
            <text:p>160331655280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993" calcext:value-type="float">
            <text:p>160331655299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169" calcext:value-type="float">
            <text:p>160331655316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345" calcext:value-type="float">
            <text:p>160331655334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529" calcext:value-type="float">
            <text:p>160331655352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705" calcext:value-type="float">
            <text:p>160331655370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889" calcext:value-type="float">
            <text:p>160331655388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4081" calcext:value-type="float">
            <text:p>160331655408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4241" calcext:value-type="float">
            <text:p>160331655424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554923" calcext:value-type="float">
            <text:p>160331655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uhayq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pkohibz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2970" calcext:value-type="float">
            <text:p>160331661297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142" calcext:value-type="float">
            <text:p>160331661314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297" calcext:value-type="float">
            <text:p>160331661329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462" calcext:value-type="float">
            <text:p>160331661346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4422" calcext:value-type="float">
            <text:p>160331661442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epkohibzyv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0202" calcext:value-type="float">
            <text:p>160331662020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0613" calcext:value-type="float">
            <text:p>160331662061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1057" calcext:value-type="float">
            <text:p>160331662105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2024" calcext:value-type="float">
            <text:p>160331662202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2420" calcext:value-type="float">
            <text:p>160331662242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5239" calcext:value-type="float">
            <text:p>160331662523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5629" calcext:value-type="float">
            <text:p>160331662562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6969" calcext:value-type="float">
            <text:p>160331662696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028" calcext:value-type="float">
            <text:p>160331662802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352" calcext:value-type="float">
            <text:p>160331662835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756" calcext:value-type="float">
            <text:p>160331662875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629949" calcext:value-type="float">
            <text:p>160331662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knrfkhg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6687" calcext:value-type="float">
            <text:p>160331663668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6929" calcext:value-type="float">
            <text:p>160331663692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7830" calcext:value-type="float">
            <text:p>160331663783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8032" calcext:value-type="float">
            <text:p>160331663803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8258" calcext:value-type="float">
            <text:p>160331663825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9304" calcext:value-type="float">
            <text:p>160331663930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603316640413" calcext:value-type="float">
            <text:p>1603316640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16642060" calcext:value-type="float">
            <text:p>1603316642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jtywdoj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383406636" calcext:value-type="float">
            <text:p>160338340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663818" calcext:value-type="float">
            <text:p>1603403663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706818" calcext:value-type="float">
            <text:p>1603403706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708411" calcext:value-type="float">
            <text:p>160340370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708954" calcext:value-type="float">
            <text:p>1603403708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709587" calcext:value-type="float">
            <text:p>1603403709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710070" calcext:value-type="float">
            <text:p>1603403710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403710443" calcext:value-type="float">
            <text:p>160340371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710750" calcext:value-type="float">
            <text:p>1603403710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403711312" calcext:value-type="float">
            <text:p>160340371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403711664" calcext:value-type="float">
            <text:p>160340371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403712104" calcext:value-type="float">
            <text:p>1603403712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ylwted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414097888" calcext:value-type="float">
            <text:p>160341409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478605608" calcext:value-type="float">
            <text:p>1603478605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408681" calcext:value-type="float">
            <text:p>1603823408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482363" calcext:value-type="float">
            <text:p>160382348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823484055" calcext:value-type="float">
            <text:p>1603823484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487025" calcext:value-type="float">
            <text:p>160382348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823489607" calcext:value-type="float">
            <text:p>1603823489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882330" calcext:value-type="float">
            <text:p>1603823882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901981" calcext:value-type="float">
            <text:p>160382390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903707" calcext:value-type="float">
            <text:p>1603823903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905126" calcext:value-type="float">
            <text:p>1603823905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906615" calcext:value-type="float">
            <text:p>160382390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907953" calcext:value-type="float">
            <text:p>1603823907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603823911777" calcext:value-type="float">
            <text:p>160382391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603823914467" calcext:value-type="float">
            <text:p>160382391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wkipc</text:p>
          </table:table-cell>
          <table:table-cell table:number-columns-repeated="1019"/>
        </table:table-row>
      </table:table>
      <table:table table:name="Sheet3" table:style-name="ta1">
        <table:table-column table:style-name="co9" table:default-cell-style-name="ce1"/>
        <table:table-column table:style-name="co10" table:number-columns-repeated="2" table:default-cell-style-name="ce3"/>
        <table:table-column table:style-name="co11" table:default-cell-style-name="ce3"/>
        <table:table-column table:style-name="co11" table:default-cell-style-name="ce1"/>
        <table:table-column table:style-name="co12" table:default-cell-style-name="ce4"/>
        <table:table-column table:style-name="co13" table:number-columns-repeated="1018" table:default-cell-style-name="Default"/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Page Load Time</text:p>
          </table:table-cell>
          <table:table-cell table:style-name="ce2" office:value-type="string" calcext:value-type="string">
            <text:p>Click Time</text:p>
          </table:table-cell>
          <table:table-cell table:style-name="ce2" office:value-type="string" calcext:value-type="string">
            <text:p>Time Duration</text:p>
          </table:table-cell>
          <table:table-cell office:value-type="string" calcext:value-type="string">
            <text:p>ID of Clicked Element</text:p>
          </table:table-cell>
          <table:table-cell table:style-name="ce1" office:value-type="string" calcext:value-type="string">
            <text:p>ID of Sess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900187" calcext:value-type="float">
            <text:p>1603285900187</text:p>
          </table:table-cell>
          <table:table-cell office:value-type="float" office:value="1603285903788" calcext:value-type="float">
            <text:p>1603285903788</text:p>
          </table:table-cell>
          <table:table-cell table:formula="of:=[.C2]-[.B2]" office:value-type="float" office:value="3601" calcext:value-type="float">
            <text:p>360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cqundy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900187" calcext:value-type="float">
            <text:p>1603285900187</text:p>
          </table:table-cell>
          <table:table-cell office:value-type="float" office:value="1603285904008" calcext:value-type="float">
            <text:p>1603285904008</text:p>
          </table:table-cell>
          <table:table-cell table:formula="of:=[.C3]-[.B3]" office:value-type="float" office:value="3821" calcext:value-type="float">
            <text:p>382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cqundy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153" calcext:value-type="float">
            <text:p>1603285926153</text:p>
          </table:table-cell>
          <table:table-cell table:formula="of:=[.C4]-[.B4]" office:value-type="float" office:value="2349" calcext:value-type="float">
            <text:p>234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439" calcext:value-type="float">
            <text:p>1603285926439</text:p>
          </table:table-cell>
          <table:table-cell table:formula="of:=[.C5]-[.B5]" office:value-type="float" office:value="2635" calcext:value-type="float">
            <text:p>263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6727" calcext:value-type="float">
            <text:p>1603285926727</text:p>
          </table:table-cell>
          <table:table-cell table:formula="of:=[.C6]-[.B6]" office:value-type="float" office:value="2923" calcext:value-type="float">
            <text:p>292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017" calcext:value-type="float">
            <text:p>1603285927017</text:p>
          </table:table-cell>
          <table:table-cell table:formula="of:=[.C7]-[.B7]" office:value-type="float" office:value="3213" calcext:value-type="float">
            <text:p>321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317" calcext:value-type="float">
            <text:p>1603285927317</text:p>
          </table:table-cell>
          <table:table-cell table:formula="of:=[.C8]-[.B8]" office:value-type="float" office:value="3513" calcext:value-type="float">
            <text:p>351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602" calcext:value-type="float">
            <text:p>1603285927602</text:p>
          </table:table-cell>
          <table:table-cell table:formula="of:=[.C9]-[.B9]" office:value-type="float" office:value="3798" calcext:value-type="float">
            <text:p>379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7905" calcext:value-type="float">
            <text:p>1603285927905</text:p>
          </table:table-cell>
          <table:table-cell table:formula="of:=[.C10]-[.B10]" office:value-type="float" office:value="4101" calcext:value-type="float">
            <text:p>410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190" calcext:value-type="float">
            <text:p>1603285928190</text:p>
          </table:table-cell>
          <table:table-cell table:formula="of:=[.C11]-[.B11]" office:value-type="float" office:value="4386" calcext:value-type="float">
            <text:p>438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480" calcext:value-type="float">
            <text:p>1603285928480</text:p>
          </table:table-cell>
          <table:table-cell table:formula="of:=[.C12]-[.B12]" office:value-type="float" office:value="4676" calcext:value-type="float">
            <text:p>467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8765" calcext:value-type="float">
            <text:p>1603285928765</text:p>
          </table:table-cell>
          <table:table-cell table:formula="of:=[.C13]-[.B13]" office:value-type="float" office:value="4961" calcext:value-type="float">
            <text:p>496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048" calcext:value-type="float">
            <text:p>1603285929048</text:p>
          </table:table-cell>
          <table:table-cell table:formula="of:=[.C14]-[.B14]" office:value-type="float" office:value="5244" calcext:value-type="float">
            <text:p>524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339" calcext:value-type="float">
            <text:p>1603285929339</text:p>
          </table:table-cell>
          <table:table-cell table:formula="of:=[.C15]-[.B15]" office:value-type="float" office:value="5535" calcext:value-type="float">
            <text:p>553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923804" calcext:value-type="float">
            <text:p>1603285923804</text:p>
          </table:table-cell>
          <table:table-cell office:value-type="float" office:value="1603285929644" calcext:value-type="float">
            <text:p>1603285929644</text:p>
          </table:table-cell>
          <table:table-cell table:formula="of:=[.C16]-[.B16]" office:value-type="float" office:value="5840" calcext:value-type="float">
            <text:p>584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fgwfkch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1677" calcext:value-type="float">
            <text:p>1603285941677</text:p>
          </table:table-cell>
          <table:table-cell table:formula="of:=[.C17]-[.B17]" office:value-type="float" office:value="365480" calcext:value-type="float">
            <text:p>36548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ozmk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2689" calcext:value-type="float">
            <text:p>1603285942689</text:p>
          </table:table-cell>
          <table:table-cell table:formula="of:=[.C18]-[.B18]" office:value-type="float" office:value="366492" calcext:value-type="float">
            <text:p>36649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ozmk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3744" calcext:value-type="float">
            <text:p>1603285943744</text:p>
          </table:table-cell>
          <table:table-cell table:formula="of:=[.C19]-[.B19]" office:value-type="float" office:value="367547" calcext:value-type="float">
            <text:p>36754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ozmk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563" calcext:value-type="float">
            <text:p>1603285944563</text:p>
          </table:table-cell>
          <table:table-cell table:formula="of:=[.C20]-[.B20]" office:value-type="float" office:value="368366" calcext:value-type="float">
            <text:p>36836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747" calcext:value-type="float">
            <text:p>1603285944747</text:p>
          </table:table-cell>
          <table:table-cell table:formula="of:=[.C21]-[.B21]" office:value-type="float" office:value="368550" calcext:value-type="float">
            <text:p>36855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4916" calcext:value-type="float">
            <text:p>1603285944916</text:p>
          </table:table-cell>
          <table:table-cell table:formula="of:=[.C22]-[.B22]" office:value-type="float" office:value="368719" calcext:value-type="float">
            <text:p>36871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5576197" calcext:value-type="float">
            <text:p>1603285576197</text:p>
          </table:table-cell>
          <table:table-cell office:value-type="float" office:value="1603285947626" calcext:value-type="float">
            <text:p>1603285947626</text:p>
          </table:table-cell>
          <table:table-cell table:formula="of:=[.C23]-[.B23]" office:value-type="float" office:value="371429" calcext:value-type="float">
            <text:p>37142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ozmk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6988" calcext:value-type="float">
            <text:p>1603286016988</text:p>
          </table:table-cell>
          <table:table-cell table:formula="of:=[.C24]-[.B24]" office:value-type="float" office:value="2171" calcext:value-type="float">
            <text:p>217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hmuvq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8432" calcext:value-type="float">
            <text:p>1603286018432</text:p>
          </table:table-cell>
          <table:table-cell table:formula="of:=[.C25]-[.B25]" office:value-type="float" office:value="3615" calcext:value-type="float">
            <text:p>361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hmuvq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19996" calcext:value-type="float">
            <text:p>1603286019996</text:p>
          </table:table-cell>
          <table:table-cell table:formula="of:=[.C26]-[.B26]" office:value-type="float" office:value="5179" calcext:value-type="float">
            <text:p>517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0226" calcext:value-type="float">
            <text:p>1603286020226</text:p>
          </table:table-cell>
          <table:table-cell table:formula="of:=[.C27]-[.B27]" office:value-type="float" office:value="5409" calcext:value-type="float">
            <text:p>540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0445" calcext:value-type="float">
            <text:p>1603286020445</text:p>
          </table:table-cell>
          <table:table-cell table:formula="of:=[.C28]-[.B28]" office:value-type="float" office:value="5628" calcext:value-type="float">
            <text:p>562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hmuvq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2291" calcext:value-type="float">
            <text:p>1603286022291</text:p>
          </table:table-cell>
          <table:table-cell table:formula="of:=[.C29]-[.B29]" office:value-type="float" office:value="7474" calcext:value-type="float">
            <text:p>747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hmuvq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014817" calcext:value-type="float">
            <text:p>1603286014817</text:p>
          </table:table-cell>
          <table:table-cell office:value-type="float" office:value="1603286022519" calcext:value-type="float">
            <text:p>1603286022519</text:p>
          </table:table-cell>
          <table:table-cell table:formula="of:=[.C30]-[.B30]" office:value-type="float" office:value="7702" calcext:value-type="float">
            <text:p>770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hmuvq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516" calcext:value-type="float">
            <text:p>1603286041516</text:p>
          </table:table-cell>
          <table:table-cell table:formula="of:=[.C31]-[.B31]" office:value-type="float" office:value="1498" calcext:value-type="float">
            <text:p>149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700" calcext:value-type="float">
            <text:p>1603286041700</text:p>
          </table:table-cell>
          <table:table-cell table:formula="of:=[.C32]-[.B32]" office:value-type="float" office:value="1682" calcext:value-type="float">
            <text:p>168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1879" calcext:value-type="float">
            <text:p>1603286041879</text:p>
          </table:table-cell>
          <table:table-cell table:formula="of:=[.C33]-[.B33]" office:value-type="float" office:value="1861" calcext:value-type="float">
            <text:p>186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040" calcext:value-type="float">
            <text:p>1603286042040</text:p>
          </table:table-cell>
          <table:table-cell table:formula="of:=[.C34]-[.B34]" office:value-type="float" office:value="2022" calcext:value-type="float">
            <text:p>202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201" calcext:value-type="float">
            <text:p>1603286042201</text:p>
          </table:table-cell>
          <table:table-cell table:formula="of:=[.C35]-[.B35]" office:value-type="float" office:value="2183" calcext:value-type="float">
            <text:p>218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338" calcext:value-type="float">
            <text:p>1603286042338</text:p>
          </table:table-cell>
          <table:table-cell table:formula="of:=[.C36]-[.B36]" office:value-type="float" office:value="2320" calcext:value-type="float">
            <text:p>232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476" calcext:value-type="float">
            <text:p>1603286042476</text:p>
          </table:table-cell>
          <table:table-cell table:formula="of:=[.C37]-[.B37]" office:value-type="float" office:value="2458" calcext:value-type="float">
            <text:p>245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612" calcext:value-type="float">
            <text:p>1603286042612</text:p>
          </table:table-cell>
          <table:table-cell table:formula="of:=[.C38]-[.B38]" office:value-type="float" office:value="2594" calcext:value-type="float">
            <text:p>259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2750" calcext:value-type="float">
            <text:p>1603286042750</text:p>
          </table:table-cell>
          <table:table-cell table:formula="of:=[.C39]-[.B39]" office:value-type="float" office:value="2732" calcext:value-type="float">
            <text:p>273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0018" calcext:value-type="float">
            <text:p>1603286040018</text:p>
          </table:table-cell>
          <table:table-cell office:value-type="float" office:value="1603286043017" calcext:value-type="float">
            <text:p>1603286043017</text:p>
          </table:table-cell>
          <table:table-cell table:formula="of:=[.C40]-[.B40]" office:value-type="float" office:value="2999" calcext:value-type="float">
            <text:p>299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gxcrhaq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3473" calcext:value-type="float">
            <text:p>1603286043473</text:p>
          </table:table-cell>
          <table:table-cell table:formula="of:=[.C41]-[.B41]" office:value-type="float" office:value="1931" calcext:value-type="float">
            <text:p>193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3951" calcext:value-type="float">
            <text:p>1603286043951</text:p>
          </table:table-cell>
          <table:table-cell table:formula="of:=[.C42]-[.B42]" office:value-type="float" office:value="2409" calcext:value-type="float">
            <text:p>240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184" calcext:value-type="float">
            <text:p>1603286044184</text:p>
          </table:table-cell>
          <table:table-cell table:formula="of:=[.C43]-[.B43]" office:value-type="float" office:value="2642" calcext:value-type="float">
            <text:p>264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403" calcext:value-type="float">
            <text:p>1603286044403</text:p>
          </table:table-cell>
          <table:table-cell table:formula="of:=[.C44]-[.B44]" office:value-type="float" office:value="2861" calcext:value-type="float">
            <text:p>286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286041542" calcext:value-type="float">
            <text:p>1603286041542</text:p>
          </table:table-cell>
          <table:table-cell office:value-type="float" office:value="1603286044636" calcext:value-type="float">
            <text:p>1603286044636</text:p>
          </table:table-cell>
          <table:table-cell table:formula="of:=[.C45]-[.B45]" office:value-type="float" office:value="3094" calcext:value-type="float">
            <text:p>309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uktkb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3162" calcext:value-type="float">
            <text:p>1603286123162</text:p>
          </table:table-cell>
          <table:table-cell table:formula="of:=[.C46]-[.B46]" office:value-type="float" office:value="8805" calcext:value-type="float">
            <text:p>880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3534" calcext:value-type="float">
            <text:p>1603286123534</text:p>
          </table:table-cell>
          <table:table-cell table:formula="of:=[.C47]-[.B47]" office:value-type="float" office:value="9177" calcext:value-type="float">
            <text:p>917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3532" calcext:value-type="float">
            <text:p>1603286123532</text:p>
          </table:table-cell>
          <table:table-cell table:formula="of:=[.C48]-[.B48]" office:value-type="float" office:value="234132" calcext:value-type="float">
            <text:p>23413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4619" calcext:value-type="float">
            <text:p>1603286124619</text:p>
          </table:table-cell>
          <table:table-cell table:formula="of:=[.C49]-[.B49]" office:value-type="float" office:value="235219" calcext:value-type="float">
            <text:p>23521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hdavccaxv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4920" calcext:value-type="float">
            <text:p>1603286124920</text:p>
          </table:table-cell>
          <table:table-cell table:formula="of:=[.C50]-[.B50]" office:value-type="float" office:value="235520" calcext:value-type="float">
            <text:p>23552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hdavccaxv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5158" calcext:value-type="float">
            <text:p>1603286125158</text:p>
          </table:table-cell>
          <table:table-cell table:formula="of:=[.C51]-[.B51]" office:value-type="float" office:value="10801" calcext:value-type="float">
            <text:p>1080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5571" calcext:value-type="float">
            <text:p>1603286125571</text:p>
          </table:table-cell>
          <table:table-cell table:formula="of:=[.C52]-[.B52]" office:value-type="float" office:value="11214" calcext:value-type="float">
            <text:p>11214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5679" calcext:value-type="float">
            <text:p>1603286125679</text:p>
          </table:table-cell>
          <table:table-cell table:formula="of:=[.C53]-[.B53]" office:value-type="float" office:value="236279" calcext:value-type="float">
            <text:p>23627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davccaxv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6579" calcext:value-type="float">
            <text:p>1603286126579</text:p>
          </table:table-cell>
          <table:table-cell table:formula="of:=[.C54]-[.B54]" office:value-type="float" office:value="12222" calcext:value-type="float">
            <text:p>12222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vtanv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6615" calcext:value-type="float">
            <text:p>1603286126615</text:p>
          </table:table-cell>
          <table:table-cell table:formula="of:=[.C55]-[.B55]" office:value-type="float" office:value="237215" calcext:value-type="float">
            <text:p>23721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5889400" calcext:value-type="float">
            <text:p>1603285889400</text:p>
          </table:table-cell>
          <table:table-cell office:value-type="float" office:value="1603286126997" calcext:value-type="float">
            <text:p>1603286126997</text:p>
          </table:table-cell>
          <table:table-cell table:formula="of:=[.C56]-[.B56]" office:value-type="float" office:value="237597" calcext:value-type="float">
            <text:p>23759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hdavccaxv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114357" calcext:value-type="float">
            <text:p>1603286114357</text:p>
          </table:table-cell>
          <table:table-cell office:value-type="float" office:value="1603286127602" calcext:value-type="float">
            <text:p>1603286127602</text:p>
          </table:table-cell>
          <table:table-cell table:formula="of:=[.C57]-[.B57]" office:value-type="float" office:value="13245" calcext:value-type="float">
            <text:p>13245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vtanv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4521" calcext:value-type="float">
            <text:p>1603286374521</text:p>
          </table:table-cell>
          <table:table-cell table:formula="of:=[.C58]-[.B58]" office:value-type="float" office:value="47776" calcext:value-type="float">
            <text:p>4777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5701" calcext:value-type="float">
            <text:p>1603286375701</text:p>
          </table:table-cell>
          <table:table-cell table:formula="of:=[.C59]-[.B59]" office:value-type="float" office:value="48956" calcext:value-type="float">
            <text:p>4895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6640" calcext:value-type="float">
            <text:p>1603286376640</text:p>
          </table:table-cell>
          <table:table-cell table:formula="of:=[.C60]-[.B60]" office:value-type="float" office:value="49895" calcext:value-type="float">
            <text:p>49895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7719" calcext:value-type="float">
            <text:p>1603286377719</text:p>
          </table:table-cell>
          <table:table-cell table:formula="of:=[.C61]-[.B61]" office:value-type="float" office:value="50974" calcext:value-type="float">
            <text:p>5097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78984" calcext:value-type="float">
            <text:p>1603286378984</text:p>
          </table:table-cell>
          <table:table-cell table:formula="of:=[.C62]-[.B62]" office:value-type="float" office:value="52239" calcext:value-type="float">
            <text:p>5223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26745" calcext:value-type="float">
            <text:p>1603286326745</text:p>
          </table:table-cell>
          <table:table-cell office:value-type="float" office:value="1603286382521" calcext:value-type="float">
            <text:p>1603286382521</text:p>
          </table:table-cell>
          <table:table-cell table:formula="of:=[.C63]-[.B63]" office:value-type="float" office:value="55776" calcext:value-type="float">
            <text:p>5577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office:value-type="float" office:value="1603286391375" calcext:value-type="float">
            <text:p>1603286391375</text:p>
          </table:table-cell>
          <table:table-cell table:formula="of:=[.C64]-[.B64]" office:value-type="float" office:value="3088" calcext:value-type="float">
            <text:p>308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388287" calcext:value-type="float">
            <text:p>1603286388287</text:p>
          </table:table-cell>
          <table:table-cell office:value-type="float" office:value="1603286394315" calcext:value-type="float">
            <text:p>1603286394315</text:p>
          </table:table-cell>
          <table:table-cell table:formula="of:=[.C65]-[.B65]" office:value-type="float" office:value="6028" calcext:value-type="float">
            <text:p>602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zdpfhj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2415" calcext:value-type="float">
            <text:p>1603286852415</text:p>
          </table:table-cell>
          <table:table-cell table:formula="of:=[.C66]-[.B66]" office:value-type="float" office:value="2611" calcext:value-type="float">
            <text:p>261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3818" calcext:value-type="float">
            <text:p>1603286853818</text:p>
          </table:table-cell>
          <table:table-cell table:formula="of:=[.C67]-[.B67]" office:value-type="float" office:value="4014" calcext:value-type="float">
            <text:p>401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4064" calcext:value-type="float">
            <text:p>1603286854064</text:p>
          </table:table-cell>
          <table:table-cell table:formula="of:=[.C68]-[.B68]" office:value-type="float" office:value="4260" calcext:value-type="float">
            <text:p>426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5205" calcext:value-type="float">
            <text:p>1603286855205</text:p>
          </table:table-cell>
          <table:table-cell table:formula="of:=[.C69]-[.B69]" office:value-type="float" office:value="5401" calcext:value-type="float">
            <text:p>540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5446" calcext:value-type="float">
            <text:p>1603286855446</text:p>
          </table:table-cell>
          <table:table-cell table:formula="of:=[.C70]-[.B70]" office:value-type="float" office:value="5642" calcext:value-type="float">
            <text:p>564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111" calcext:value-type="float">
            <text:p>1603286857111</text:p>
          </table:table-cell>
          <table:table-cell table:formula="of:=[.C71]-[.B71]" office:value-type="float" office:value="7307" calcext:value-type="float">
            <text:p>730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345" calcext:value-type="float">
            <text:p>1603286857345</text:p>
          </table:table-cell>
          <table:table-cell table:formula="of:=[.C72]-[.B72]" office:value-type="float" office:value="7541" calcext:value-type="float">
            <text:p>754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49804" calcext:value-type="float">
            <text:p>1603286849804</text:p>
          </table:table-cell>
          <table:table-cell office:value-type="float" office:value="1603286857598" calcext:value-type="float">
            <text:p>1603286857598</text:p>
          </table:table-cell>
          <table:table-cell table:formula="of:=[.C73]-[.B73]" office:value-type="float" office:value="7794" calcext:value-type="float">
            <text:p>779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napf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5820" calcext:value-type="float">
            <text:p>1603286955820</text:p>
          </table:table-cell>
          <table:table-cell table:formula="of:=[.C74]-[.B74]" office:value-type="float" office:value="126737" calcext:value-type="float">
            <text:p>12673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178" calcext:value-type="float">
            <text:p>1603286957178</text:p>
          </table:table-cell>
          <table:table-cell table:formula="of:=[.C75]-[.B75]" office:value-type="float" office:value="128095" calcext:value-type="float">
            <text:p>12809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472" calcext:value-type="float">
            <text:p>1603286957472</text:p>
          </table:table-cell>
          <table:table-cell table:formula="of:=[.C76]-[.B76]" office:value-type="float" office:value="128389" calcext:value-type="float">
            <text:p>12838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7770" calcext:value-type="float">
            <text:p>1603286957770</text:p>
          </table:table-cell>
          <table:table-cell table:formula="of:=[.C77]-[.B77]" office:value-type="float" office:value="128687" calcext:value-type="float">
            <text:p>128687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071" calcext:value-type="float">
            <text:p>1603286958071</text:p>
          </table:table-cell>
          <table:table-cell table:formula="of:=[.C78]-[.B78]" office:value-type="float" office:value="128988" calcext:value-type="float">
            <text:p>12898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369" calcext:value-type="float">
            <text:p>1603286958369</text:p>
          </table:table-cell>
          <table:table-cell table:formula="of:=[.C79]-[.B79]" office:value-type="float" office:value="129286" calcext:value-type="float">
            <text:p>12928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286829083" calcext:value-type="float">
            <text:p>1603286829083</text:p>
          </table:table-cell>
          <table:table-cell office:value-type="float" office:value="1603286958744" calcext:value-type="float">
            <text:p>1603286958744</text:p>
          </table:table-cell>
          <table:table-cell table:formula="of:=[.C80]-[.B80]" office:value-type="float" office:value="129661" calcext:value-type="float">
            <text:p>12966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bljc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39464" calcext:value-type="float">
            <text:p>1603315339464</text:p>
          </table:table-cell>
          <table:table-cell table:formula="of:=[.C81]-[.B81]" office:value-type="float" office:value="1592" calcext:value-type="float">
            <text:p>159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39892" calcext:value-type="float">
            <text:p>1603315339892</text:p>
          </table:table-cell>
          <table:table-cell table:formula="of:=[.C82]-[.B82]" office:value-type="float" office:value="2020" calcext:value-type="float">
            <text:p>202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1356" calcext:value-type="float">
            <text:p>1603315341356</text:p>
          </table:table-cell>
          <table:table-cell table:formula="of:=[.C83]-[.B83]" office:value-type="float" office:value="3484" calcext:value-type="float">
            <text:p>348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1882" calcext:value-type="float">
            <text:p>1603315341882</text:p>
          </table:table-cell>
          <table:table-cell table:formula="of:=[.C84]-[.B84]" office:value-type="float" office:value="4010" calcext:value-type="float">
            <text:p>401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2915" calcext:value-type="float">
            <text:p>1603315342915</text:p>
          </table:table-cell>
          <table:table-cell table:formula="of:=[.C85]-[.B85]" office:value-type="float" office:value="5043" calcext:value-type="float">
            <text:p>504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4182" calcext:value-type="float">
            <text:p>1603315344182</text:p>
          </table:table-cell>
          <table:table-cell table:formula="of:=[.C86]-[.B86]" office:value-type="float" office:value="6310" calcext:value-type="float">
            <text:p>631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5345434" calcext:value-type="float">
            <text:p>1603315345434</text:p>
          </table:table-cell>
          <table:table-cell table:formula="of:=[.C87]-[.B87]" office:value-type="float" office:value="7562" calcext:value-type="float">
            <text:p>756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1472" calcext:value-type="float">
            <text:p>1603316141472</text:p>
          </table:table-cell>
          <table:table-cell table:formula="of:=[.C88]-[.B88]" office:value-type="float" office:value="2191" calcext:value-type="float">
            <text:p>219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ekuqjqo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3812" calcext:value-type="float">
            <text:p>1603316143812</text:p>
          </table:table-cell>
          <table:table-cell table:formula="of:=[.C89]-[.B89]" office:value-type="float" office:value="4531" calcext:value-type="float">
            <text:p>453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ekuqjqo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7740" calcext:value-type="float">
            <text:p>1603316147740</text:p>
          </table:table-cell>
          <table:table-cell table:formula="of:=[.C90]-[.B90]" office:value-type="float" office:value="8459" calcext:value-type="float">
            <text:p>845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8978" calcext:value-type="float">
            <text:p>1603316148978</text:p>
          </table:table-cell>
          <table:table-cell table:formula="of:=[.C91]-[.B91]" office:value-type="float" office:value="9697" calcext:value-type="float">
            <text:p>969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49811" calcext:value-type="float">
            <text:p>1603316149811</text:p>
          </table:table-cell>
          <table:table-cell table:formula="of:=[.C92]-[.B92]" office:value-type="float" office:value="10530" calcext:value-type="float">
            <text:p>1053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50541" calcext:value-type="float">
            <text:p>1603316150541</text:p>
          </table:table-cell>
          <table:table-cell table:formula="of:=[.C93]-[.B93]" office:value-type="float" office:value="11260" calcext:value-type="float">
            <text:p>11260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139281" calcext:value-type="float">
            <text:p>1603316139281</text:p>
          </table:table-cell>
          <table:table-cell office:value-type="float" office:value="1603316150899" calcext:value-type="float">
            <text:p>1603316150899</text:p>
          </table:table-cell>
          <table:table-cell table:formula="of:=[.C94]-[.B94]" office:value-type="float" office:value="11618" calcext:value-type="float">
            <text:p>1161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ekuqjqo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7166" calcext:value-type="float">
            <text:p>1603316257166</text:p>
          </table:table-cell>
          <table:table-cell table:formula="of:=[.C95]-[.B95]" office:value-type="float" office:value="1127" calcext:value-type="float">
            <text:p>112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7846" calcext:value-type="float">
            <text:p>1603316257846</text:p>
          </table:table-cell>
          <table:table-cell table:formula="of:=[.C96]-[.B96]" office:value-type="float" office:value="1807" calcext:value-type="float">
            <text:p>180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8377" calcext:value-type="float">
            <text:p>1603316258377</text:p>
          </table:table-cell>
          <table:table-cell table:formula="of:=[.C97]-[.B97]" office:value-type="float" office:value="2338" calcext:value-type="float">
            <text:p>233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59310" calcext:value-type="float">
            <text:p>1603316259310</text:p>
          </table:table-cell>
          <table:table-cell table:formula="of:=[.C98]-[.B98]" office:value-type="float" office:value="3271" calcext:value-type="float">
            <text:p>327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313" calcext:value-type="float">
            <text:p>1603316262313</text:p>
          </table:table-cell>
          <table:table-cell table:formula="of:=[.C99]-[.B99]" office:value-type="float" office:value="6274" calcext:value-type="float">
            <text:p>627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447" calcext:value-type="float">
            <text:p>1603316262447</text:p>
          </table:table-cell>
          <table:table-cell table:formula="of:=[.C100]-[.B100]" office:value-type="float" office:value="6408" calcext:value-type="float">
            <text:p>640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596" calcext:value-type="float">
            <text:p>1603316262596</text:p>
          </table:table-cell>
          <table:table-cell table:formula="of:=[.C101]-[.B101]" office:value-type="float" office:value="6557" calcext:value-type="float">
            <text:p>655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729" calcext:value-type="float">
            <text:p>1603316262729</text:p>
          </table:table-cell>
          <table:table-cell table:formula="of:=[.C102]-[.B102]" office:value-type="float" office:value="6690" calcext:value-type="float">
            <text:p>669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2821" calcext:value-type="float">
            <text:p>1603316262821</text:p>
          </table:table-cell>
          <table:table-cell table:formula="of:=[.C103]-[.B103]" office:value-type="float" office:value="6782" calcext:value-type="float">
            <text:p>678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359" calcext:value-type="float">
            <text:p>1603316263359</text:p>
          </table:table-cell>
          <table:table-cell table:formula="of:=[.C104]-[.B104]" office:value-type="float" office:value="7320" calcext:value-type="float">
            <text:p>732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505" calcext:value-type="float">
            <text:p>1603316263505</text:p>
          </table:table-cell>
          <table:table-cell table:formula="of:=[.C105]-[.B105]" office:value-type="float" office:value="7466" calcext:value-type="float">
            <text:p>746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650" calcext:value-type="float">
            <text:p>1603316263650</text:p>
          </table:table-cell>
          <table:table-cell table:formula="of:=[.C106]-[.B106]" office:value-type="float" office:value="7611" calcext:value-type="float">
            <text:p>761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790" calcext:value-type="float">
            <text:p>1603316263790</text:p>
          </table:table-cell>
          <table:table-cell table:formula="of:=[.C107]-[.B107]" office:value-type="float" office:value="7751" calcext:value-type="float">
            <text:p>775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3939" calcext:value-type="float">
            <text:p>1603316263939</text:p>
          </table:table-cell>
          <table:table-cell table:formula="of:=[.C108]-[.B108]" office:value-type="float" office:value="7900" calcext:value-type="float">
            <text:p>790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4069" calcext:value-type="float">
            <text:p>1603316264069</text:p>
          </table:table-cell>
          <table:table-cell table:formula="of:=[.C109]-[.B109]" office:value-type="float" office:value="8030" calcext:value-type="float">
            <text:p>803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256039" calcext:value-type="float">
            <text:p>1603316256039</text:p>
          </table:table-cell>
          <table:table-cell office:value-type="float" office:value="1603316264200" calcext:value-type="float">
            <text:p>1603316264200</text:p>
          </table:table-cell>
          <table:table-cell table:formula="of:=[.C110]-[.B110]" office:value-type="float" office:value="8161" calcext:value-type="float">
            <text:p>816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yjru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1923" calcext:value-type="float">
            <text:p>1603316281923</text:p>
          </table:table-cell>
          <table:table-cell table:formula="of:=[.C111]-[.B111]" office:value-type="float" office:value="3278" calcext:value-type="float">
            <text:p>327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3572" calcext:value-type="float">
            <text:p>1603316283572</text:p>
          </table:table-cell>
          <table:table-cell table:formula="of:=[.C112]-[.B112]" office:value-type="float" office:value="4927" calcext:value-type="float">
            <text:p>492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5777" calcext:value-type="float">
            <text:p>1603316285777</text:p>
          </table:table-cell>
          <table:table-cell table:formula="of:=[.C113]-[.B113]" office:value-type="float" office:value="7132" calcext:value-type="float">
            <text:p>7132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7110" calcext:value-type="float">
            <text:p>1603316287110</text:p>
          </table:table-cell>
          <table:table-cell table:formula="of:=[.C114]-[.B114]" office:value-type="float" office:value="8465" calcext:value-type="float">
            <text:p>846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89470" calcext:value-type="float">
            <text:p>1603316289470</text:p>
          </table:table-cell>
          <table:table-cell table:formula="of:=[.C115]-[.B115]" office:value-type="float" office:value="10825" calcext:value-type="float">
            <text:p>1082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0493" calcext:value-type="float">
            <text:p>1603316290493</text:p>
          </table:table-cell>
          <table:table-cell table:formula="of:=[.C116]-[.B116]" office:value-type="float" office:value="11848" calcext:value-type="float">
            <text:p>1184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1320" calcext:value-type="float">
            <text:p>1603316291320</text:p>
          </table:table-cell>
          <table:table-cell table:formula="of:=[.C117]-[.B117]" office:value-type="float" office:value="12675" calcext:value-type="float">
            <text:p>1267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278645" calcext:value-type="float">
            <text:p>1603316278645</text:p>
          </table:table-cell>
          <table:table-cell office:value-type="float" office:value="1603316292109" calcext:value-type="float">
            <text:p>1603316292109</text:p>
          </table:table-cell>
          <table:table-cell table:formula="of:=[.C118]-[.B118]" office:value-type="float" office:value="13464" calcext:value-type="float">
            <text:p>1346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kxoojjj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5273" calcext:value-type="float">
            <text:p>1603316325273</text:p>
          </table:table-cell>
          <table:table-cell table:formula="of:=[.C119]-[.B119]" office:value-type="float" office:value="20958" calcext:value-type="float">
            <text:p>2095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6108" calcext:value-type="float">
            <text:p>1603316326108</text:p>
          </table:table-cell>
          <table:table-cell table:formula="of:=[.C120]-[.B120]" office:value-type="float" office:value="21793" calcext:value-type="float">
            <text:p>2179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8391" calcext:value-type="float">
            <text:p>1603316328391</text:p>
          </table:table-cell>
          <table:table-cell table:formula="of:=[.C121]-[.B121]" office:value-type="float" office:value="24076" calcext:value-type="float">
            <text:p>2407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28853" calcext:value-type="float">
            <text:p>1603316328853</text:p>
          </table:table-cell>
          <table:table-cell table:formula="of:=[.C122]-[.B122]" office:value-type="float" office:value="24538" calcext:value-type="float">
            <text:p>24538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0311" calcext:value-type="float">
            <text:p>1603316330311</text:p>
          </table:table-cell>
          <table:table-cell table:formula="of:=[.C123]-[.B123]" office:value-type="float" office:value="25996" calcext:value-type="float">
            <text:p>2599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155" calcext:value-type="float">
            <text:p>1603316331155</text:p>
          </table:table-cell>
          <table:table-cell table:formula="of:=[.C124]-[.B124]" office:value-type="float" office:value="3032" calcext:value-type="float">
            <text:p>3032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337" calcext:value-type="float">
            <text:p>1603316331337</text:p>
          </table:table-cell>
          <table:table-cell table:formula="of:=[.C125]-[.B125]" office:value-type="float" office:value="3214" calcext:value-type="float">
            <text:p>321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486" calcext:value-type="float">
            <text:p>1603316331486</text:p>
          </table:table-cell>
          <table:table-cell table:formula="of:=[.C126]-[.B126]" office:value-type="float" office:value="3363" calcext:value-type="float">
            <text:p>3363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pxieozgz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1520" calcext:value-type="float">
            <text:p>1603316331520</text:p>
          </table:table-cell>
          <table:table-cell table:formula="of:=[.C127]-[.B127]" office:value-type="float" office:value="27205" calcext:value-type="float">
            <text:p>2720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1939" calcext:value-type="float">
            <text:p>1603316331939</text:p>
          </table:table-cell>
          <table:table-cell table:formula="of:=[.C128]-[.B128]" office:value-type="float" office:value="3816" calcext:value-type="float">
            <text:p>381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pxieozgz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078" calcext:value-type="float">
            <text:p>1603316332078</text:p>
          </table:table-cell>
          <table:table-cell table:formula="of:=[.C129]-[.B129]" office:value-type="float" office:value="3955" calcext:value-type="float">
            <text:p>395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pxieozgz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400" calcext:value-type="float">
            <text:p>1603316332400</text:p>
          </table:table-cell>
          <table:table-cell table:formula="of:=[.C130]-[.B130]" office:value-type="float" office:value="4277" calcext:value-type="float">
            <text:p>427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pxieozgz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328123" calcext:value-type="float">
            <text:p>1603316328123</text:p>
          </table:table-cell>
          <table:table-cell office:value-type="float" office:value="1603316332539" calcext:value-type="float">
            <text:p>1603316332539</text:p>
          </table:table-cell>
          <table:table-cell table:formula="of:=[.C131]-[.B131]" office:value-type="float" office:value="4416" calcext:value-type="float">
            <text:p>441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pxieozgz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2503" calcext:value-type="float">
            <text:p>1603316332503</text:p>
          </table:table-cell>
          <table:table-cell table:formula="of:=[.C132]-[.B132]" office:value-type="float" office:value="28188" calcext:value-type="float">
            <text:p>28188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3204" calcext:value-type="float">
            <text:p>1603316333204</text:p>
          </table:table-cell>
          <table:table-cell table:formula="of:=[.C133]-[.B133]" office:value-type="float" office:value="28889" calcext:value-type="float">
            <text:p>2888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04315" calcext:value-type="float">
            <text:p>1603316304315</text:p>
          </table:table-cell>
          <table:table-cell office:value-type="float" office:value="1603316333881" calcext:value-type="float">
            <text:p>1603316333881</text:p>
          </table:table-cell>
          <table:table-cell table:formula="of:=[.C134]-[.B134]" office:value-type="float" office:value="29566" calcext:value-type="float">
            <text:p>2956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zewdyni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297" calcext:value-type="float">
            <text:p>1603316349297</text:p>
          </table:table-cell>
          <table:table-cell table:formula="of:=[.C135]-[.B135]" office:value-type="float" office:value="1606" calcext:value-type="float">
            <text:p>160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465" calcext:value-type="float">
            <text:p>1603316349465</text:p>
          </table:table-cell>
          <table:table-cell table:formula="of:=[.C136]-[.B136]" office:value-type="float" office:value="1774" calcext:value-type="float">
            <text:p>177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639" calcext:value-type="float">
            <text:p>1603316349639</text:p>
          </table:table-cell>
          <table:table-cell table:formula="of:=[.C137]-[.B137]" office:value-type="float" office:value="1948" calcext:value-type="float">
            <text:p>1948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800" calcext:value-type="float">
            <text:p>1603316349800</text:p>
          </table:table-cell>
          <table:table-cell table:formula="of:=[.C138]-[.B138]" office:value-type="float" office:value="2109" calcext:value-type="float">
            <text:p>210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49983" calcext:value-type="float">
            <text:p>1603316349983</text:p>
          </table:table-cell>
          <table:table-cell table:formula="of:=[.C139]-[.B139]" office:value-type="float" office:value="2292" calcext:value-type="float">
            <text:p>229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136" calcext:value-type="float">
            <text:p>1603316350136</text:p>
          </table:table-cell>
          <table:table-cell table:formula="of:=[.C140]-[.B140]" office:value-type="float" office:value="2445" calcext:value-type="float">
            <text:p>244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313" calcext:value-type="float">
            <text:p>1603316350313</text:p>
          </table:table-cell>
          <table:table-cell table:formula="of:=[.C141]-[.B141]" office:value-type="float" office:value="2622" calcext:value-type="float">
            <text:p>2622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487" calcext:value-type="float">
            <text:p>1603316350487</text:p>
          </table:table-cell>
          <table:table-cell table:formula="of:=[.C142]-[.B142]" office:value-type="float" office:value="2796" calcext:value-type="float">
            <text:p>279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664" calcext:value-type="float">
            <text:p>1603316350664</text:p>
          </table:table-cell>
          <table:table-cell table:formula="of:=[.C143]-[.B143]" office:value-type="float" office:value="2973" calcext:value-type="float">
            <text:p>297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0838" calcext:value-type="float">
            <text:p>1603316350838</text:p>
          </table:table-cell>
          <table:table-cell table:formula="of:=[.C144]-[.B144]" office:value-type="float" office:value="3147" calcext:value-type="float">
            <text:p>314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1021" calcext:value-type="float">
            <text:p>1603316351021</text:p>
          </table:table-cell>
          <table:table-cell table:formula="of:=[.C145]-[.B145]" office:value-type="float" office:value="3330" calcext:value-type="float">
            <text:p>3330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1236" calcext:value-type="float">
            <text:p>1603316351236</text:p>
          </table:table-cell>
          <table:table-cell table:formula="of:=[.C146]-[.B146]" office:value-type="float" office:value="3545" calcext:value-type="float">
            <text:p>354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47691" calcext:value-type="float">
            <text:p>1603316347691</text:p>
          </table:table-cell>
          <table:table-cell office:value-type="float" office:value="1603316352172" calcext:value-type="float">
            <text:p>1603316352172</text:p>
          </table:table-cell>
          <table:table-cell table:formula="of:=[.C147]-[.B147]" office:value-type="float" office:value="4481" calcext:value-type="float">
            <text:p>4481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jhj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8838" calcext:value-type="float">
            <text:p>1603316398838</text:p>
          </table:table-cell>
          <table:table-cell table:formula="of:=[.C148]-[.B148]" office:value-type="float" office:value="1651" calcext:value-type="float">
            <text:p>165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8991" calcext:value-type="float">
            <text:p>1603316398991</text:p>
          </table:table-cell>
          <table:table-cell table:formula="of:=[.C149]-[.B149]" office:value-type="float" office:value="1804" calcext:value-type="float">
            <text:p>180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137" calcext:value-type="float">
            <text:p>1603316399137</text:p>
          </table:table-cell>
          <table:table-cell table:formula="of:=[.C150]-[.B150]" office:value-type="float" office:value="1950" calcext:value-type="float">
            <text:p>195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290" calcext:value-type="float">
            <text:p>1603316399290</text:p>
          </table:table-cell>
          <table:table-cell table:formula="of:=[.C151]-[.B151]" office:value-type="float" office:value="2103" calcext:value-type="float">
            <text:p>210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437" calcext:value-type="float">
            <text:p>1603316399437</text:p>
          </table:table-cell>
          <table:table-cell table:formula="of:=[.C152]-[.B152]" office:value-type="float" office:value="2250" calcext:value-type="float">
            <text:p>2250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397187" calcext:value-type="float">
            <text:p>1603316397187</text:p>
          </table:table-cell>
          <table:table-cell office:value-type="float" office:value="1603316399582" calcext:value-type="float">
            <text:p>1603316399582</text:p>
          </table:table-cell>
          <table:table-cell table:formula="of:=[.C153]-[.B153]" office:value-type="float" office:value="2395" calcext:value-type="float">
            <text:p>239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tnsoqiiyz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6406272" calcext:value-type="float">
            <text:p>1603316406272</text:p>
          </table:table-cell>
          <table:table-cell table:formula="of:=[.C154]-[.B154]" office:value-type="float" office:value="1068400" calcext:value-type="float">
            <text:p>106840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5337872" calcext:value-type="float">
            <text:p>1603315337872</text:p>
          </table:table-cell>
          <table:table-cell office:value-type="float" office:value="1603316407045" calcext:value-type="float">
            <text:p>1603316407045</text:p>
          </table:table-cell>
          <table:table-cell table:formula="of:=[.C155]-[.B155]" office:value-type="float" office:value="1069173" calcext:value-type="float">
            <text:p>106917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412770" calcext:value-type="float">
            <text:p>1603316412770</text:p>
          </table:table-cell>
          <table:table-cell office:value-type="float" office:value="1603316413925" calcext:value-type="float">
            <text:p>1603316413925</text:p>
          </table:table-cell>
          <table:table-cell table:formula="of:=[.C156]-[.B156]" office:value-type="float" office:value="1155" calcext:value-type="float">
            <text:p>1155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iuoeg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180" calcext:value-type="float">
            <text:p>1603316552180</text:p>
          </table:table-cell>
          <table:table-cell table:formula="of:=[.C157]-[.B157]" office:value-type="float" office:value="904" calcext:value-type="float">
            <text:p>90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449" calcext:value-type="float">
            <text:p>1603316552449</text:p>
          </table:table-cell>
          <table:table-cell table:formula="of:=[.C158]-[.B158]" office:value-type="float" office:value="1173" calcext:value-type="float">
            <text:p>117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650" calcext:value-type="float">
            <text:p>1603316552650</text:p>
          </table:table-cell>
          <table:table-cell table:formula="of:=[.C159]-[.B159]" office:value-type="float" office:value="1374" calcext:value-type="float">
            <text:p>1374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809" calcext:value-type="float">
            <text:p>1603316552809</text:p>
          </table:table-cell>
          <table:table-cell table:formula="of:=[.C160]-[.B160]" office:value-type="float" office:value="1533" calcext:value-type="float">
            <text:p>153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2993" calcext:value-type="float">
            <text:p>1603316552993</text:p>
          </table:table-cell>
          <table:table-cell table:formula="of:=[.C161]-[.B161]" office:value-type="float" office:value="1717" calcext:value-type="float">
            <text:p>1717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169" calcext:value-type="float">
            <text:p>1603316553169</text:p>
          </table:table-cell>
          <table:table-cell table:formula="of:=[.C162]-[.B162]" office:value-type="float" office:value="1893" calcext:value-type="float">
            <text:p>189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345" calcext:value-type="float">
            <text:p>1603316553345</text:p>
          </table:table-cell>
          <table:table-cell table:formula="of:=[.C163]-[.B163]" office:value-type="float" office:value="2069" calcext:value-type="float">
            <text:p>206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529" calcext:value-type="float">
            <text:p>1603316553529</text:p>
          </table:table-cell>
          <table:table-cell table:formula="of:=[.C164]-[.B164]" office:value-type="float" office:value="2253" calcext:value-type="float">
            <text:p>225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705" calcext:value-type="float">
            <text:p>1603316553705</text:p>
          </table:table-cell>
          <table:table-cell table:formula="of:=[.C165]-[.B165]" office:value-type="float" office:value="2429" calcext:value-type="float">
            <text:p>2429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3889" calcext:value-type="float">
            <text:p>1603316553889</text:p>
          </table:table-cell>
          <table:table-cell table:formula="of:=[.C166]-[.B166]" office:value-type="float" office:value="2613" calcext:value-type="float">
            <text:p>261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4081" calcext:value-type="float">
            <text:p>1603316554081</text:p>
          </table:table-cell>
          <table:table-cell table:formula="of:=[.C167]-[.B167]" office:value-type="float" office:value="2805" calcext:value-type="float">
            <text:p>280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551276" calcext:value-type="float">
            <text:p>1603316551276</text:p>
          </table:table-cell>
          <table:table-cell office:value-type="float" office:value="1603316554241" calcext:value-type="float">
            <text:p>1603316554241</text:p>
          </table:table-cell>
          <table:table-cell table:formula="of:=[.C168]-[.B168]" office:value-type="float" office:value="2965" calcext:value-type="float">
            <text:p>2965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auuha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2970" calcext:value-type="float">
            <text:p>1603316612970</text:p>
          </table:table-cell>
          <table:table-cell table:formula="of:=[.C169]-[.B169]" office:value-type="float" office:value="1194" calcext:value-type="float">
            <text:p>119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142" calcext:value-type="float">
            <text:p>1603316613142</text:p>
          </table:table-cell>
          <table:table-cell table:formula="of:=[.C170]-[.B170]" office:value-type="float" office:value="1366" calcext:value-type="float">
            <text:p>136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297" calcext:value-type="float">
            <text:p>1603316613297</text:p>
          </table:table-cell>
          <table:table-cell table:formula="of:=[.C171]-[.B171]" office:value-type="float" office:value="1521" calcext:value-type="float">
            <text:p>1521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3462" calcext:value-type="float">
            <text:p>1603316613462</text:p>
          </table:table-cell>
          <table:table-cell table:formula="of:=[.C172]-[.B172]" office:value-type="float" office:value="1686" calcext:value-type="float">
            <text:p>1686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epkohibzy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03316611776" calcext:value-type="float">
            <text:p>1603316611776</text:p>
          </table:table-cell>
          <table:table-cell office:value-type="float" office:value="1603316614422" calcext:value-type="float">
            <text:p>1603316614422</text:p>
          </table:table-cell>
          <table:table-cell table:formula="of:=[.C173]-[.B173]" office:value-type="float" office:value="2646" calcext:value-type="float">
            <text:p>264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epkohibzy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0202" calcext:value-type="float">
            <text:p>1603316620202</text:p>
          </table:table-cell>
          <table:table-cell table:formula="of:=[.C174]-[.B174]" office:value-type="float" office:value="2869" calcext:value-type="float">
            <text:p>2869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0613" calcext:value-type="float">
            <text:p>1603316620613</text:p>
          </table:table-cell>
          <table:table-cell table:formula="of:=[.C175]-[.B175]" office:value-type="float" office:value="3280" calcext:value-type="float">
            <text:p>3280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1057" calcext:value-type="float">
            <text:p>1603316621057</text:p>
          </table:table-cell>
          <table:table-cell table:formula="of:=[.C176]-[.B176]" office:value-type="float" office:value="3724" calcext:value-type="float">
            <text:p>3724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2024" calcext:value-type="float">
            <text:p>1603316622024</text:p>
          </table:table-cell>
          <table:table-cell table:formula="of:=[.C177]-[.B177]" office:value-type="float" office:value="4691" calcext:value-type="float">
            <text:p>4691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2420" calcext:value-type="float">
            <text:p>1603316622420</text:p>
          </table:table-cell>
          <table:table-cell table:formula="of:=[.C178]-[.B178]" office:value-type="float" office:value="5087" calcext:value-type="float">
            <text:p>5087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5239" calcext:value-type="float">
            <text:p>1603316625239</text:p>
          </table:table-cell>
          <table:table-cell table:formula="of:=[.C179]-[.B179]" office:value-type="float" office:value="7906" calcext:value-type="float">
            <text:p>790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5629" calcext:value-type="float">
            <text:p>1603316625629</text:p>
          </table:table-cell>
          <table:table-cell table:formula="of:=[.C180]-[.B180]" office:value-type="float" office:value="8296" calcext:value-type="float">
            <text:p>8296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6969" calcext:value-type="float">
            <text:p>1603316626969</text:p>
          </table:table-cell>
          <table:table-cell table:formula="of:=[.C181]-[.B181]" office:value-type="float" office:value="9636" calcext:value-type="float">
            <text:p>9636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028" calcext:value-type="float">
            <text:p>1603316628028</text:p>
          </table:table-cell>
          <table:table-cell table:formula="of:=[.C182]-[.B182]" office:value-type="float" office:value="10695" calcext:value-type="float">
            <text:p>10695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352" calcext:value-type="float">
            <text:p>1603316628352</text:p>
          </table:table-cell>
          <table:table-cell table:formula="of:=[.C183]-[.B183]" office:value-type="float" office:value="11019" calcext:value-type="float">
            <text:p>11019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17333" calcext:value-type="float">
            <text:p>1603316617333</text:p>
          </table:table-cell>
          <table:table-cell office:value-type="float" office:value="1603316628756" calcext:value-type="float">
            <text:p>1603316628756</text:p>
          </table:table-cell>
          <table:table-cell table:formula="of:=[.C184]-[.B184]" office:value-type="float" office:value="11423" calcext:value-type="float">
            <text:p>11423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knrfk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6687" calcext:value-type="float">
            <text:p>1603316636687</text:p>
          </table:table-cell>
          <table:table-cell table:formula="of:=[.C185]-[.B185]" office:value-type="float" office:value="1566" calcext:value-type="float">
            <text:p>1566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mjtywdo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6929" calcext:value-type="float">
            <text:p>1603316636929</text:p>
          </table:table-cell>
          <table:table-cell table:formula="of:=[.C186]-[.B186]" office:value-type="float" office:value="1808" calcext:value-type="float">
            <text:p>1808</text:p>
          </table:table-cell>
          <table:table-cell office:value-type="string" calcext:value-type="string">
            <text:p>mp1</text:p>
          </table:table-cell>
          <table:table-cell office:value-type="string" calcext:value-type="string">
            <text:p>mjtywdo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7830" calcext:value-type="float">
            <text:p>1603316637830</text:p>
          </table:table-cell>
          <table:table-cell table:formula="of:=[.C187]-[.B187]" office:value-type="float" office:value="2709" calcext:value-type="float">
            <text:p>2709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8032" calcext:value-type="float">
            <text:p>1603316638032</text:p>
          </table:table-cell>
          <table:table-cell table:formula="of:=[.C188]-[.B188]" office:value-type="float" office:value="2911" calcext:value-type="float">
            <text:p>291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8258" calcext:value-type="float">
            <text:p>1603316638258</text:p>
          </table:table-cell>
          <table:table-cell table:formula="of:=[.C189]-[.B189]" office:value-type="float" office:value="3137" calcext:value-type="float">
            <text:p>3137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mjtywdo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03316635121" calcext:value-type="float">
            <text:p>1603316635121</text:p>
          </table:table-cell>
          <table:table-cell office:value-type="float" office:value="1603316639304" calcext:value-type="float">
            <text:p>1603316639304</text:p>
          </table:table-cell>
          <table:table-cell table:formula="of:=[.C190]-[.B190]" office:value-type="float" office:value="4183" calcext:value-type="float">
            <text:p>4183</text:p>
          </table:table-cell>
          <table:table-cell office:value-type="string" calcext:value-type="string">
            <text:p>mp2</text:p>
          </table:table-cell>
          <table:table-cell office:value-type="string" calcext:value-type="string">
            <text:p>mjtywdoj</text:p>
          </table:table-cell>
          <table:table-cell table:number-columns-repeated="1018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delete useless cols and filter 0s'.A1:'delete useless cols and filter 0s'.E268" table:display-filter-buttons="true">
          <table:filter>
            <table:filter-and>
              <table:filter-condition table:field-number="2" table:value="1603285903788" table:operator="=">
                <table:filter-set-item table:value="1603285903788"/>
                <table:filter-set-item table:value="1603285904008"/>
                <table:filter-set-item table:value="1603285926153"/>
                <table:filter-set-item table:value="1603285926439"/>
                <table:filter-set-item table:value="1603285926727"/>
                <table:filter-set-item table:value="1603285927017"/>
                <table:filter-set-item table:value="1603285927317"/>
                <table:filter-set-item table:value="1603285927602"/>
                <table:filter-set-item table:value="1603285927905"/>
                <table:filter-set-item table:value="1603285928190"/>
                <table:filter-set-item table:value="1603285928480"/>
                <table:filter-set-item table:value="1603285928765"/>
                <table:filter-set-item table:value="1603285929048"/>
                <table:filter-set-item table:value="1603285929339"/>
                <table:filter-set-item table:value="1603285929644"/>
                <table:filter-set-item table:value="1603285941677"/>
                <table:filter-set-item table:value="1603285942689"/>
                <table:filter-set-item table:value="1603285943744"/>
                <table:filter-set-item table:value="1603285944563"/>
                <table:filter-set-item table:value="1603285944747"/>
                <table:filter-set-item table:value="1603285944916"/>
                <table:filter-set-item table:value="1603285947626"/>
                <table:filter-set-item table:value="1603286016988"/>
                <table:filter-set-item table:value="1603286018432"/>
                <table:filter-set-item table:value="1603286019996"/>
                <table:filter-set-item table:value="1603286020226"/>
                <table:filter-set-item table:value="1603286020445"/>
                <table:filter-set-item table:value="1603286022291"/>
                <table:filter-set-item table:value="1603286022519"/>
                <table:filter-set-item table:value="1603286041516"/>
                <table:filter-set-item table:value="1603286041700"/>
                <table:filter-set-item table:value="1603286041879"/>
                <table:filter-set-item table:value="1603286042040"/>
                <table:filter-set-item table:value="1603286042201"/>
                <table:filter-set-item table:value="1603286042338"/>
                <table:filter-set-item table:value="1603286042476"/>
                <table:filter-set-item table:value="1603286042612"/>
                <table:filter-set-item table:value="1603286042750"/>
                <table:filter-set-item table:value="1603286043017"/>
                <table:filter-set-item table:value="1603286043473"/>
                <table:filter-set-item table:value="1603286043951"/>
                <table:filter-set-item table:value="1603286044184"/>
                <table:filter-set-item table:value="1603286044403"/>
                <table:filter-set-item table:value="1603286044636"/>
                <table:filter-set-item table:value="1603286123162"/>
                <table:filter-set-item table:value="1603286123532"/>
                <table:filter-set-item table:value="1603286123534"/>
                <table:filter-set-item table:value="1603286124619"/>
                <table:filter-set-item table:value="1603286124920"/>
                <table:filter-set-item table:value="1603286125158"/>
                <table:filter-set-item table:value="1603286125571"/>
                <table:filter-set-item table:value="1603286125679"/>
                <table:filter-set-item table:value="1603286126579"/>
                <table:filter-set-item table:value="1603286126615"/>
                <table:filter-set-item table:value="1603286126997"/>
                <table:filter-set-item table:value="1603286127602"/>
                <table:filter-set-item table:value="1603286374521"/>
                <table:filter-set-item table:value="1603286375701"/>
                <table:filter-set-item table:value="1603286376640"/>
                <table:filter-set-item table:value="1603286377719"/>
                <table:filter-set-item table:value="1603286378984"/>
                <table:filter-set-item table:value="1603286382521"/>
                <table:filter-set-item table:value="1603286391375"/>
                <table:filter-set-item table:value="1603286394315"/>
                <table:filter-set-item table:value="1603286852415"/>
                <table:filter-set-item table:value="1603286853818"/>
                <table:filter-set-item table:value="1603286854064"/>
                <table:filter-set-item table:value="1603286855205"/>
                <table:filter-set-item table:value="1603286855446"/>
                <table:filter-set-item table:value="1603286857111"/>
                <table:filter-set-item table:value="1603286857345"/>
                <table:filter-set-item table:value="1603286857598"/>
                <table:filter-set-item table:value="1603286955820"/>
                <table:filter-set-item table:value="1603286957178"/>
                <table:filter-set-item table:value="1603286957472"/>
                <table:filter-set-item table:value="1603286957770"/>
                <table:filter-set-item table:value="1603286958071"/>
                <table:filter-set-item table:value="1603286958369"/>
                <table:filter-set-item table:value="1603286958744"/>
                <table:filter-set-item table:value="1603315339464"/>
                <table:filter-set-item table:value="1603315339892"/>
                <table:filter-set-item table:value="1603315341356"/>
                <table:filter-set-item table:value="1603315341882"/>
                <table:filter-set-item table:value="1603315342915"/>
                <table:filter-set-item table:value="1603315344182"/>
                <table:filter-set-item table:value="1603315345434"/>
                <table:filter-set-item table:value="1603316141472"/>
                <table:filter-set-item table:value="1603316143812"/>
                <table:filter-set-item table:value="1603316147740"/>
                <table:filter-set-item table:value="1603316148978"/>
                <table:filter-set-item table:value="1603316149811"/>
                <table:filter-set-item table:value="1603316150541"/>
                <table:filter-set-item table:value="1603316150899"/>
                <table:filter-set-item table:value="1603316257166"/>
                <table:filter-set-item table:value="1603316257846"/>
                <table:filter-set-item table:value="1603316258377"/>
                <table:filter-set-item table:value="1603316259310"/>
                <table:filter-set-item table:value="1603316262313"/>
                <table:filter-set-item table:value="1603316262447"/>
                <table:filter-set-item table:value="1603316262596"/>
                <table:filter-set-item table:value="1603316262729"/>
                <table:filter-set-item table:value="1603316262821"/>
                <table:filter-set-item table:value="1603316263359"/>
                <table:filter-set-item table:value="1603316263505"/>
                <table:filter-set-item table:value="1603316263650"/>
                <table:filter-set-item table:value="1603316263790"/>
                <table:filter-set-item table:value="1603316263939"/>
                <table:filter-set-item table:value="1603316264069"/>
                <table:filter-set-item table:value="1603316264200"/>
                <table:filter-set-item table:value="1603316281923"/>
                <table:filter-set-item table:value="1603316283572"/>
                <table:filter-set-item table:value="1603316285777"/>
                <table:filter-set-item table:value="1603316287110"/>
                <table:filter-set-item table:value="1603316289470"/>
                <table:filter-set-item table:value="1603316290493"/>
                <table:filter-set-item table:value="1603316291320"/>
                <table:filter-set-item table:value="1603316292109"/>
                <table:filter-set-item table:value="1603316325273"/>
                <table:filter-set-item table:value="1603316326108"/>
                <table:filter-set-item table:value="1603316328391"/>
                <table:filter-set-item table:value="1603316328853"/>
                <table:filter-set-item table:value="1603316330311"/>
                <table:filter-set-item table:value="1603316331155"/>
                <table:filter-set-item table:value="1603316331337"/>
                <table:filter-set-item table:value="1603316331486"/>
                <table:filter-set-item table:value="1603316331520"/>
                <table:filter-set-item table:value="1603316331939"/>
                <table:filter-set-item table:value="1603316332078"/>
                <table:filter-set-item table:value="1603316332400"/>
                <table:filter-set-item table:value="1603316332503"/>
                <table:filter-set-item table:value="1603316332539"/>
                <table:filter-set-item table:value="1603316333204"/>
                <table:filter-set-item table:value="1603316333881"/>
                <table:filter-set-item table:value="1603316349297"/>
                <table:filter-set-item table:value="1603316349465"/>
                <table:filter-set-item table:value="1603316349639"/>
                <table:filter-set-item table:value="1603316349800"/>
                <table:filter-set-item table:value="1603316349983"/>
                <table:filter-set-item table:value="1603316350136"/>
                <table:filter-set-item table:value="1603316350313"/>
                <table:filter-set-item table:value="1603316350487"/>
                <table:filter-set-item table:value="1603316350664"/>
                <table:filter-set-item table:value="1603316350838"/>
                <table:filter-set-item table:value="1603316351021"/>
                <table:filter-set-item table:value="1603316351236"/>
                <table:filter-set-item table:value="1603316352172"/>
                <table:filter-set-item table:value="1603316398838"/>
                <table:filter-set-item table:value="1603316398991"/>
                <table:filter-set-item table:value="1603316399137"/>
                <table:filter-set-item table:value="1603316399290"/>
                <table:filter-set-item table:value="1603316399437"/>
                <table:filter-set-item table:value="1603316399582"/>
                <table:filter-set-item table:value="1603316406272"/>
                <table:filter-set-item table:value="1603316407045"/>
                <table:filter-set-item table:value="1603316413925"/>
                <table:filter-set-item table:value="1603316552180"/>
                <table:filter-set-item table:value="1603316552449"/>
                <table:filter-set-item table:value="1603316552650"/>
                <table:filter-set-item table:value="1603316552809"/>
                <table:filter-set-item table:value="1603316552993"/>
                <table:filter-set-item table:value="1603316553169"/>
                <table:filter-set-item table:value="1603316553345"/>
                <table:filter-set-item table:value="1603316553529"/>
                <table:filter-set-item table:value="1603316553705"/>
                <table:filter-set-item table:value="1603316553889"/>
                <table:filter-set-item table:value="1603316554081"/>
                <table:filter-set-item table:value="1603316554241"/>
                <table:filter-set-item table:value="1603316612970"/>
                <table:filter-set-item table:value="1603316613142"/>
                <table:filter-set-item table:value="1603316613297"/>
                <table:filter-set-item table:value="1603316613462"/>
                <table:filter-set-item table:value="1603316614422"/>
                <table:filter-set-item table:value="1603316620202"/>
                <table:filter-set-item table:value="1603316620613"/>
                <table:filter-set-item table:value="1603316621057"/>
                <table:filter-set-item table:value="1603316622024"/>
                <table:filter-set-item table:value="1603316622420"/>
                <table:filter-set-item table:value="1603316625239"/>
                <table:filter-set-item table:value="1603316625629"/>
                <table:filter-set-item table:value="1603316626969"/>
                <table:filter-set-item table:value="1603316628028"/>
                <table:filter-set-item table:value="1603316628352"/>
                <table:filter-set-item table:value="1603316628756"/>
                <table:filter-set-item table:value="1603316636687"/>
                <table:filter-set-item table:value="1603316636929"/>
                <table:filter-set-item table:value="1603316637830"/>
                <table:filter-set-item table:value="1603316638032"/>
                <table:filter-set-item table:value="1603316638258"/>
                <table:filter-set-item table:value="1603316639304"/>
              </table:filter-condition>
            </table:filter-and>
          </table:filter>
        </table:database-range>
        <table:database-range table:name="__Anonymous_Sheet_DB__2" table:target-range-address="Sheet3.A1:Sheet3.F1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7T22:05:47.381218571</dc:date>
    <dc:creator>Kuang-Chen Lu</dc:creator>
    <meta:editing-duration>PT4H26M26S</meta:editing-duration>
    <meta:editing-cycles>1</meta:editing-cycles>
    <meta:document-statistic meta:table-count="3" meta:cell-count="4616" meta:object-count="0"/>
  </office:meta>
</office:document-meta>
</file>